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 Medium" svg:font-family="'思源宋体 CN Medium'" style:font-family-generic="system" style:font-pitch="variable"/>
    <style:font-face style:name="思源黑体 CN Normal" svg:font-family="'思源黑体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线条箭头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7cm"/>
      <style:paragraph-properties style:writing-mode="lr-tb"/>
    </style:style>
    <style:style style:name="gr3" style:family="graphic" style:parent-style-name="standard">
      <style:graphic-properties svg:stroke-color="#000000" draw:fill-color="#7ad4aa" draw:textarea-horizontal-align="justify" draw:textarea-vertical-align="middle" draw:auto-grow-height="false" fo:min-height="0.634cm" fo:min-width="0.384cm"/>
      <style:paragraph-properties style:writing-mode="lr-tb"/>
    </style:style>
    <style:style style:name="gr4" style:family="graphic" style:parent-style-name="standard">
      <style:graphic-properties svg:stroke-color="#000000" draw:fill-color="#f9e873" draw:textarea-horizontal-align="justify" draw:textarea-vertical-align="middle" draw:auto-grow-height="false" fo:min-height="0.634cm" fo:min-width="0.384cm"/>
      <style:paragraph-properties style:writing-mode="lr-tb"/>
    </style:style>
    <style:style style:name="gr5" style:family="graphic" style:parent-style-name="objectwithoutfill">
      <style:graphic-properties svg:stroke-color="#000000" draw:marker-end="线条箭头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22cm"/>
      <style:paragraph-properties style:writing-mode="lr-tb"/>
    </style:style>
    <style:style style:name="gr7" style:family="graphic" style:parent-style-name="standard">
      <style:graphic-properties svg:stroke-color="#000000" draw:fill-color="#fff9c4" draw:textarea-horizontal-align="justify" draw:textarea-vertical-align="middle" draw:auto-grow-height="false" fo:min-height="0.634cm" fo:min-width="0.384cm"/>
      <style:paragraph-properties style:writing-mode="lr-tb"/>
    </style:style>
    <style:style style:name="gr8" style:family="graphic" style:parent-style-name="objectwithoutfill">
      <style:graphic-properties svg:stroke-color="#000000" draw:marker-end="线条箭头_20_3" draw:marker-end-width="0.3cm" draw:fill="none" draw:textarea-vertical-align="middle"/>
    </style:style>
    <style:style style:name="gr9" style:family="graphic" style:parent-style-name="standard">
      <style:graphic-properties svg:stroke-color="#000000" draw:fill-color="#f9cfb5" draw:textarea-horizontal-align="justify" draw:textarea-vertical-align="middle" draw:auto-grow-height="false" fo:min-height="0.634cm" fo:min-width="0.384cm"/>
      <style:paragraph-properties style:writing-mode="lr-tb"/>
    </style:style>
    <style:style style:name="gr10" style:family="graphic" style:parent-style-name="objectwithoutfill">
      <style:graphic-properties svg:stroke-color="#000000" draw:marker-end="线条箭头_20_4" draw:marker-end-width="0.3cm" draw:fill="none" draw:textarea-vertical-align="middle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634cm" fo:min-width="0.384cm"/>
      <style:paragraph-properties style:writing-mode="lr-tb"/>
    </style:style>
    <style:style style:name="gr12" style:family="graphic" style:parent-style-name="objectwithoutfill">
      <style:graphic-properties svg:stroke-color="#000000" draw:marker-end="线条箭头_20_5" draw:marker-end-width="0.3cm" draw:fill="none" draw:textarea-vertical-align="middl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.634cm" fo:min-width="0.384cm"/>
      <style:paragraph-properties style:writing-mode="lr-tb"/>
    </style:style>
    <style:style style:name="gr14" style:family="graphic" style:parent-style-name="objectwithoutfill">
      <style:graphic-properties svg:stroke-color="#000000" draw:marker-end="线条箭头_20_6" draw:marker-end-width="0.3cm" draw:fill="none" draw:textarea-vertical-align="middle"/>
    </style:style>
    <style:style style:name="gr15" style:family="graphic" style:parent-style-name="standard">
      <style:graphic-properties svg:stroke-color="#000000" draw:fill-color="#81d41a" draw:textarea-horizontal-align="justify" draw:textarea-vertical-align="middle" draw:auto-grow-height="false" fo:min-height="0.634cm" fo:min-width="0.384cm"/>
      <style:paragraph-properties style:writing-mode="lr-tb"/>
    </style:style>
    <style:style style:name="gr16" style:family="graphic" style:parent-style-name="objectwithoutfill">
      <style:graphic-properties svg:stroke-color="#000000" draw:marker-end="线条箭头_20_7" draw:marker-end-width="0.3cm" draw:fill="none" draw:textarea-vertical-align="middle"/>
    </style:style>
    <style:style style:name="gr17" style:family="graphic" style:parent-style-name="standard">
      <style:graphic-properties svg:stroke-color="#000000" draw:fill-color="#fde9a9" draw:textarea-horizontal-align="justify" draw:textarea-vertical-align="middle" draw:auto-grow-height="false" fo:min-height="0.634cm" fo:min-width="0.384cm"/>
      <style:paragraph-properties style:writing-mode="lr-tb"/>
    </style:style>
    <style:style style:name="gr18" style:family="graphic" style:parent-style-name="objectwithoutfill">
      <style:graphic-properties svg:stroke-color="#000000" draw:marker-end="线条箭头_20_8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f8e77" draw:textarea-horizontal-align="justify" draw:textarea-vertical-align="middle" draw:auto-grow-height="false" fo:min-height="0.634cm" fo:min-width="0.384cm"/>
      <style:paragraph-properties style:writing-mode="lr-tb"/>
    </style:style>
    <style:style style:name="gr20" style:family="graphic" style:parent-style-name="objectwithoutfill">
      <style:graphic-properties svg:stroke-color="#000000" draw:marker-end="线条箭头_20_9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291cm"/>
      <style:paragraph-properties style:writing-mode="lr-tb"/>
    </style:style>
    <style:style style:name="gr22" style:family="graphic" style:parent-style-name="standard">
      <style:graphic-properties svg:stroke-color="#000000" draw:fill-color="#dc85e9" draw:textarea-horizontal-align="justify" draw:textarea-vertical-align="middle" draw:auto-grow-height="false" fo:min-height="0.634cm" fo:min-width="0.384cm"/>
      <style:paragraph-properties style:writing-mode="lr-tb"/>
    </style:style>
    <style:style style:name="gr23" style:family="graphic" style:parent-style-name="objectwithoutfill">
      <style:graphic-properties svg:stroke-color="#000000" draw:marker-end="线条箭头_20_10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线条箭头_20_11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6" style:family="graphic" style:parent-style-name="standard">
      <style:graphic-properties svg:stroke-color="#000000" draw:opacity="10%" draw:textarea-horizontal-align="justify" draw:textarea-vertical-align="middle" draw:auto-grow-height="false" fo:min-height="4.25cm" fo:min-width="3.25cm" draw:shadow-opacity="10%"/>
    </style:style>
    <style:style style:name="gr27" style:family="graphic" style:parent-style-name="standard">
      <style:graphic-properties draw:stroke="none" svg:stroke-color="#000000" draw:fill="none" draw:fill-color="#ffffff" fo:min-height="1.807cm"/>
      <style:paragraph-properties style:writing-mode="lr-tb"/>
    </style:style>
    <style:style style:name="gr28" style:family="graphic" style:parent-style-name="standard">
      <style:graphic-properties svg:stroke-color="#000000" draw:fill-color="#d5d3d2" draw:textarea-horizontal-align="justify" draw:textarea-vertical-align="middle" draw:auto-grow-height="false" fo:min-height="0.634cm" fo:min-width="0.384cm"/>
      <style:paragraph-properties style:writing-mode="lr-tb"/>
    </style:style>
    <style:style style:name="gr29" style:family="graphic" style:parent-style-name="objectwithoutfill">
      <style:graphic-properties svg:stroke-color="#000000" draw:marker-end="线条箭头_20_13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6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5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342cm"/>
      <style:paragraph-properties style:writing-mode="lr-tb"/>
    </style:style>
    <style:style style:name="gr33" style:family="graphic" style:parent-style-name="objectwithoutfill">
      <style:graphic-properties svg:stroke-color="#000000" draw:marker-end="线条箭头_20_18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线条箭头_20_23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gr36" style:family="graphic" style:parent-style-name="objectwithoutfill">
      <style:graphic-properties svg:stroke-color="#000000" draw:marker-end="线条箭头_20_26" draw:marker-end-width="0.3cm" draw:fill="none" draw:textarea-vertical-align="middle"/>
    </style:style>
    <style:style style:name="gr37" style:family="graphic" style:parent-style-name="standard">
      <style:graphic-properties svg:stroke-color="#000000" draw:fill-color="#83caff" draw:textarea-horizontal-align="justify" draw:textarea-vertical-align="middle" draw:auto-grow-height="false" fo:min-height="0.634cm" fo:min-width="0.384cm"/>
      <style:paragraph-properties style:writing-mode="lr-tb"/>
    </style:style>
    <style:style style:name="gr38" style:family="graphic" style:parent-style-name="objectwithoutfill">
      <style:graphic-properties svg:stroke-color="#000000" draw:marker-end="线条箭头_20_19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线条箭头_20_20" draw:marker-end-width="0.3cm" draw:fill="none" draw:textarea-vertical-align="middle"/>
    </style:style>
    <style:style style:name="gr40" style:family="graphic" style:parent-style-name="standard">
      <style:graphic-properties svg:stroke-color="#000000" draw:fill-color="#ccf4c6" draw:textarea-horizontal-align="justify" draw:textarea-vertical-align="middle" draw:auto-grow-height="false" fo:min-height="0.634cm" fo:min-width="0.384cm"/>
      <style:paragraph-properties style:writing-mode="lr-tb"/>
    </style:style>
    <style:style style:name="gr41" style:family="graphic" style:parent-style-name="objectwithoutfill">
      <style:graphic-properties svg:stroke-color="#000000" draw:marker-end="线条箭头_20_21" draw:marker-end-width="0.3cm" draw:fill="none" draw:textarea-vertical-align="middle"/>
    </style:style>
    <style:style style:name="gr42" style:family="graphic" style:parent-style-name="objectwithoutfill">
      <style:graphic-properties svg:stroke-color="#000000" draw:marker-end="线条箭头_20_22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fo:min-height="2.591cm"/>
      <style:paragraph-properties style:writing-mode="lr-tb"/>
    </style:style>
    <style:style style:name="gr44" style:family="graphic" style:parent-style-name="objectwithoutfill">
      <style:graphic-properties svg:stroke-color="#000000" draw:marker-end="线条箭头_20_24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线条箭头_20_25" draw:marker-end-width="0.3cm" draw:fill="none" draw:textarea-vertical-align="middle"/>
    </style:style>
    <style:style style:name="gr46" style:family="graphic" style:parent-style-name="objectwithoutfill">
      <style:graphic-properties svg:stroke-width="0.1cm" svg:stroke-color="#fc5c00" draw:marker-start-width="0.35cm" draw:marker-end-width="0.3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color="#000000" draw:marker-end="线条箭头_20_27" draw:marker-end-width="0.3cm" draw:fill="none" draw:textarea-vertical-align="middle"/>
    </style:style>
    <style:style style:name="gr48" style:family="graphic" style:parent-style-name="objectwithoutfill">
      <style:graphic-properties svg:stroke-color="#000000" draw:marker-end="线条箭头_20_28" draw:marker-end-width="0.3cm" draw:fill="none" draw:textarea-vertical-align="middle"/>
    </style:style>
    <style:style style:name="gr49" style:family="graphic" style:parent-style-name="standard">
      <style:graphic-properties svg:stroke-color="#000000" draw:fill-color="#63bbee" draw:textarea-horizontal-align="justify" draw:textarea-vertical-align="middle" draw:auto-grow-height="false" fo:min-height="0.634cm" fo:min-width="0.38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775cm"/>
      <style:paragraph-properties style:writing-mode="lr-tb"/>
    </style:style>
    <style:style style:name="gr51" style:family="graphic" style:parent-style-name="standard" style:list-style-name="L1">
      <style:graphic-properties draw:stroke="dash" draw:stroke-dash="_32__20_Dots_20_1_20_Dash" svg:stroke-color="#000000" draw:fill-color="#d5d3d2" draw:textarea-horizontal-align="justify" draw:textarea-vertical-align="middle" draw:auto-grow-height="false" fo:min-height="0.634cm" fo:min-width="0.384cm"/>
      <style:paragraph-properties style:writing-mode="lr-tb"/>
    </style:style>
    <style:style style:name="gr52" style:family="graphic" style:parent-style-name="objectwithoutfill">
      <style:graphic-properties draw:stroke="dash" draw:stroke-dash="Long_20_Dash_20_Dot" svg:stroke-color="#000000" draw:marker-end="线条箭头_20_29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1.325cm"/>
      <style:paragraph-properties style:writing-mode="lr-tb"/>
    </style:style>
    <style:style style:name="gr54" style:family="graphic" style:parent-style-name="standard">
      <style:graphic-properties svg:stroke-color="#000000" draw:fill-color="#aadcf7" draw:textarea-horizontal-align="justify" draw:textarea-vertical-align="middle" draw:auto-grow-height="false" fo:min-height="0.634cm" fo:min-width="0.384cm"/>
      <style:paragraph-properties style:writing-mode="lr-tb"/>
    </style:style>
    <style:style style:name="gr55" style:family="graphic" style:parent-style-name="objectwithoutfill">
      <style:graphic-properties svg:stroke-color="#000000" draw:marker-end="线条箭头_20_30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线条箭头_20_31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线条箭头_20_32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线条箭头_20_33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线条箭头_20_34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线条箭头_20_35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线条箭头_20_36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线条箭头_20_37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5pt" style:font-size-asian="5pt"/>
    </style:style>
    <style:style style:name="P3" style:family="paragraph">
      <loext:graphic-properties draw:fill="none" draw:fill-color="#ffffff"/>
      <style:text-properties fo:font-size="5pt" style:font-size-asian="5pt"/>
    </style:style>
    <style:style style:name="P4" style:family="paragraph">
      <style:paragraph-properties fo:text-align="center"/>
      <style:text-properties fo:font-size="6.5pt" style:font-size-asian="5pt"/>
    </style:style>
    <style:style style:name="P5" style:family="paragraph">
      <loext:graphic-properties draw:fill-color="#7ad4aa"/>
      <style:paragraph-properties fo:text-align="center"/>
      <style:text-properties fo:font-size="6.5pt" style:font-size-asian="5pt"/>
    </style:style>
    <style:style style:name="P6" style:family="paragraph">
      <loext:graphic-properties draw:fill-color="#f9e873"/>
      <style:paragraph-properties fo:text-align="center"/>
      <style:text-properties fo:font-size="6.5pt" style:font-size-asian="5pt"/>
    </style:style>
    <style:style style:name="P7" style:family="paragraph">
      <loext:graphic-properties draw:fill-color="#fff9c4"/>
      <style:paragraph-properties fo:text-align="center"/>
      <style:text-properties fo:font-size="6.5pt" style:font-size-asian="5pt"/>
    </style:style>
    <style:style style:name="P8" style:family="paragraph">
      <loext:graphic-properties draw:fill-color="#f9cfb5"/>
      <style:paragraph-properties fo:text-align="center"/>
      <style:text-properties fo:font-size="6.5pt" style:font-size-asian="5pt"/>
    </style:style>
    <style:style style:name="P9" style:family="paragraph">
      <loext:graphic-properties draw:fill-color="#b3cac7"/>
      <style:paragraph-properties fo:text-align="center"/>
      <style:text-properties fo:font-size="6.5pt" style:font-size-asian="5pt"/>
    </style:style>
    <style:style style:name="P10" style:family="paragraph">
      <loext:graphic-properties draw:fill-color="#81d41a"/>
      <style:paragraph-properties fo:text-align="center"/>
      <style:text-properties fo:font-size="6.5pt" style:font-size-asian="5pt"/>
    </style:style>
    <style:style style:name="P11" style:family="paragraph">
      <loext:graphic-properties draw:fill-color="#fde9a9"/>
      <style:paragraph-properties fo:text-align="center"/>
      <style:text-properties fo:font-size="6.5pt" style:font-size-asian="5pt"/>
    </style:style>
    <style:style style:name="P12" style:family="paragraph">
      <loext:graphic-properties draw:fill-color="#ff8e77"/>
      <style:paragraph-properties fo:text-align="center"/>
      <style:text-properties fo:font-size="6.5pt" style:font-size-asian="5pt"/>
    </style:style>
    <style:style style:name="P13" style:family="paragraph">
      <loext:graphic-properties draw:fill-color="#dc85e9"/>
      <style:paragraph-properties fo:text-align="center"/>
      <style:text-properties fo:font-size="6.5pt" style:font-size-asian="5pt"/>
    </style:style>
    <style:style style:name="P14" style:family="paragraph">
      <loext:graphic-properties draw:opacity="10%"/>
      <style:paragraph-properties fo:text-align="center"/>
    </style:style>
    <style:style style:name="P15" style:family="paragraph">
      <loext:graphic-properties draw:fill-color="#d5d3d2"/>
      <style:paragraph-properties fo:text-align="center"/>
      <style:text-properties fo:font-size="6.5pt" style:font-size-asian="5pt"/>
    </style:style>
    <style:style style:name="P16" style:family="paragraph">
      <loext:graphic-properties draw:fill-color="#83caff"/>
      <style:paragraph-properties fo:text-align="center"/>
      <style:text-properties fo:font-size="6.5pt" style:font-size-asian="5pt"/>
    </style:style>
    <style:style style:name="P17" style:family="paragraph">
      <loext:graphic-properties draw:fill-color="#ccf4c6"/>
      <style:paragraph-properties fo:text-align="center"/>
      <style:text-properties fo:font-size="6.5pt" style:font-size-asian="5pt"/>
    </style:style>
    <style:style style:name="P18" style:family="paragraph">
      <loext:graphic-properties draw:fill-color="#63bbee"/>
      <style:paragraph-properties fo:text-align="center"/>
      <style:text-properties fo:font-size="6.5pt" style:font-size-asian="5pt"/>
    </style:style>
    <style:style style:name="P19" style:family="paragraph">
      <style:paragraph-properties fo:text-align="center"/>
      <style:text-properties style:font-name="Liberation Sans" fo:font-size="6.5pt" style:letter-kerning="true" style:font-name-asian="思源黑体 CN Normal" style:font-size-asian="5pt" style:font-size-complex="18pt"/>
    </style:style>
    <style:style style:name="P20" style:family="paragraph">
      <loext:graphic-properties draw:fill-color="#d5d3d2"/>
      <style:paragraph-properties fo:text-align="center"/>
      <style:text-properties style:font-name="Liberation Sans" fo:font-size="6.5pt" style:letter-kerning="true" style:font-name-asian="思源黑体 CN Normal" style:font-size-asian="5pt" style:font-size-complex="18pt"/>
    </style:style>
    <style:style style:name="P21" style:family="paragraph">
      <loext:graphic-properties draw:fill-color="#aadcf7"/>
      <style:paragraph-properties fo:text-align="center"/>
      <style:text-properties fo:font-size="6.5pt" style:font-size-asian="5pt"/>
    </style:style>
    <style:style style:name="T1" style:family="text">
      <style:text-properties fo:font-size="5pt" style:font-size-asian="5pt"/>
    </style:style>
    <style:style style:name="T2" style:family="text">
      <style:text-properties fo:font-size="6.5pt" style:font-size-asian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onnector draw:style-name="gr1" draw:text-style-name="P1" draw:layer="layout" draw:type="curve" svg:x1="10.819cm" svg:y1="6.835cm" svg:x2="9.935cm" svg:y2="6.835cm" draw:start-shape="id1" draw:start-glue-point="11" draw:end-shape="id1" draw:end-glue-point="5" svg:d="M10819 6835c0-1026-884-1026-884 0" svg:viewBox="0 0 885 770">
          <text:p/>
        </draw:connector>
        <draw:frame draw:style-name="gr2" draw:text-style-name="P3" draw:layer="layout" svg:width="1.875cm" svg:height="0.767cm" svg:x="9.31cm" svg:y="5.089cm">
          <draw:text-box>
            <text:p text:style-name="P2"><text:span text:style-name="T1">新节</text:span><text:span text:style-name="T1">点加</text:span><text:span text:style-name="T1">入，</text:span><text:span text:style-name="T1">但未</text:span><text:span text:style-name="T1">达到</text:span><text:span text:style-name="T1">规定</text:span><text:span text:style-name="T1">数量</text:span></text:p>
          </draw:text-box>
        </draw:frame>
        <draw:custom-shape draw:style-name="gr3" draw:text-style-name="P5" xml:id="id2" draw:id="id2" draw:layer="layout" svg:width="1.25cm" svg:height="1.25cm" svg:x="9.751cm" svg:y="8.951cm">
          <text:p text:style-name="P4"><text:span text:style-name="T2">选</text:span><text:span text:style-name="T2">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1.25cm" svg:height="1.25cm" svg:x="9.752cm" svg:y="6.652cm">
          <text:p text:style-name="P4"><text:span text:style-name="T2">初始</text:span><text:span text:style-name="T2">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377cm" svg:y1="7.902cm" svg:x2="10.376cm" svg:y2="8.951cm" draw:start-shape="id1" draw:start-glue-point="8" draw:end-shape="id2" draw:end-glue-point="4" svg:d="M10377 7902l-1 1049" svg:viewBox="0 0 2 1050">
          <text:p/>
        </draw:connector>
        <draw:frame draw:style-name="gr6" draw:text-style-name="P3" draw:layer="layout" svg:width="2.339cm" svg:height="0.772cm" svg:x="8.156cm" svg:y="7.994cm">
          <draw:text-box>
            <text:p text:style-name="P2"><text:span text:style-name="T1">达到</text:span><text:span text:style-name="T1">规定</text:span><text:span text:style-name="T1">的选</text:span><text:span text:style-name="T1">举数</text:span><text:span text:style-name="T1">量，</text:span><text:span text:style-name="T1">并且</text:span><text:span text:style-name="T1">两两</text:span><text:span text:style-name="T1">通信</text:span><text:span text:style-name="T1">正常</text:span></text:p>
          </draw:text-box>
        </draw:frame>
        <draw:custom-shape draw:style-name="gr7" draw:text-style-name="P7" xml:id="id3" draw:id="id3" draw:layer="layout" svg:width="1.25cm" svg:height="1.25cm" svg:x="9.752cm" svg:y="11.452cm">
          <text:p text:style-name="P4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376cm" svg:y1="10.201cm" svg:x2="10.377cm" svg:y2="11.452cm" draw:start-shape="id2" draw:start-glue-point="8" draw:end-shape="id3" draw:end-glue-point="4" svg:d="M10376 10201l1 1251" svg:viewBox="0 0 2 1252">
          <text:p/>
        </draw:connector>
        <draw:custom-shape draw:style-name="gr9" draw:text-style-name="P8" xml:id="id4" draw:id="id4" draw:layer="layout" svg:width="1.25cm" svg:height="1.25cm" svg:x="13.153cm" svg:y="11.353cm">
          <text:p text:style-name="P4"><text:span text:style-name="T2">备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818cm" svg:y1="10.018cm" svg:x2="13.336cm" svg:y2="11.536cm" draw:start-shape="id2" draw:start-glue-point="9" draw:end-shape="id4" draw:end-glue-point="5" svg:d="M10818 10018l2518 1518" svg:viewBox="0 0 2519 1519">
          <text:p/>
        </draw:connector>
        <draw:frame draw:style-name="gr6" draw:text-style-name="P3" draw:layer="layout" svg:width="1.716cm" svg:height="0.772cm" svg:x="11.261cm" svg:y="9.989cm">
          <draw:text-box>
            <text:p text:style-name="P2"><text:span text:style-name="T1">票数</text:span><text:span text:style-name="T1">少于</text:span><text:span text:style-name="T1">半</text:span><text:span text:style-name="T1">数，</text:span><text:span text:style-name="T1">进入</text:span><text:span text:style-name="T1">备点</text:span></text:p>
          </draw:text-box>
        </draw:frame>
        <draw:frame draw:style-name="gr6" draw:text-style-name="P3" draw:layer="layout" svg:width="1.955cm" svg:height="0.772cm" svg:x="8.112cm" svg:y="10.151cm">
          <draw:text-box>
            <text:p text:style-name="P2"><text:span text:style-name="T1">票数</text:span><text:span text:style-name="T1">最多</text:span><text:span text:style-name="T1">并且</text:span><text:span text:style-name="T1">超过</text:span><text:span text:style-name="T1">半</text:span><text:span text:style-name="T1">数，</text:span><text:span text:style-name="T1">进入</text:span><text:span text:style-name="T1">主点</text:span></text:p>
          </draw:text-box>
        </draw:frame>
        <draw:custom-shape draw:style-name="gr11" draw:text-style-name="P9" xml:id="id5" draw:id="id5" draw:layer="layout" svg:width="1.25cm" svg:height="1.25cm" svg:x="9.75cm" svg:y="13.85cm">
          <text:p text:style-name="P4"><text:span text:style-name="T2">主点同步数据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0.377cm" svg:y1="12.702cm" svg:x2="10.375cm" svg:y2="13.85cm" draw:start-shape="id3" draw:start-glue-point="8" draw:end-shape="id5" draw:end-glue-point="4" svg:d="M10377 12702l-2 1148" svg:viewBox="0 0 3 1149">
          <text:p/>
        </draw:connector>
        <draw:frame draw:style-name="gr6" draw:text-style-name="P3" draw:layer="layout" svg:width="1.618cm" svg:height="0.772cm" svg:x="8.132cm" svg:y="12.696cm">
          <draw:text-box>
            <text:p text:style-name="P2"><text:span text:style-name="T1">主点</text:span><text:span text:style-name="T1">构建</text:span><text:span text:style-name="T1">出一</text:span><text:span text:style-name="T1">个二</text:span><text:span text:style-name="T1">叉树</text:span><text:span text:style-name="T1">拓扑</text:span></text:p>
          </draw:text-box>
        </draw:frame>
        <draw:custom-shape draw:style-name="gr13" draw:text-style-name="P4" xml:id="id6" draw:id="id6" draw:layer="layout" svg:width="1.25cm" svg:height="1.25cm" svg:x="13.15cm" svg:y="13.75cm">
          <text:p text:style-name="P4"><text:span text:style-name="T2">备点同步数据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3.778cm" svg:y1="12.603cm" svg:x2="13.775cm" svg:y2="13.75cm" draw:start-shape="id4" draw:start-glue-point="8" draw:end-shape="id6" draw:end-glue-point="4" svg:d="M13778 12603l-3 1147" svg:viewBox="0 0 4 1148">
          <text:p/>
        </draw:connector>
        <draw:frame draw:style-name="gr6" draw:text-style-name="P3" draw:layer="layout" svg:width="1.955cm" svg:height="1.025cm" svg:x="14.145cm" svg:y="12.6cm">
          <draw:text-box>
            <text:p text:style-name="P2"><text:span text:style-name="T1">完成</text:span><text:span text:style-name="T1">节点</text:span><text:span text:style-name="T1">拓扑</text:span><text:span text:style-name="T1">构</text:span><text:span text:style-name="T1">建，</text:span><text:span text:style-name="T1">建立</text:span><text:span text:style-name="T1">好必</text:span><text:span text:style-name="T1">要的</text:span><text:span text:style-name="T1">网络</text:span><text:span text:style-name="T1">连接</text:span></text:p>
          </draw:text-box>
        </draw:frame>
        <draw:custom-shape draw:style-name="gr15" draw:text-style-name="P10" xml:id="id7" draw:id="id7" draw:layer="layout" svg:width="1.25cm" svg:height="1.25cm" svg:x="9.751cm" svg:y="16.151cm">
          <text:p text:style-name="P4"><text:span text:style-name="T2">主点同步数据完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0.375cm" svg:y1="15.1cm" svg:x2="10.376cm" svg:y2="16.151cm" draw:start-shape="id5" draw:end-shape="id7" svg:d="M10375 15100l1 1051" svg:viewBox="0 0 2 1052">
          <text:p/>
        </draw:connector>
        <draw:frame draw:style-name="gr6" draw:text-style-name="P3" draw:layer="layout" svg:width="1.955cm" svg:height="1.283cm" svg:x="8.045cm" svg:y="14.4cm">
          <draw:text-box>
            <text:p text:style-name="P2"><text:span text:style-name="T1">给两</text:span><text:span text:style-name="T1">个子</text:span><text:span text:style-name="T1">节点</text:span><text:span text:style-name="T1">同步</text:span><text:span text:style-name="T1">数</text:span><text:span text:style-name="T1">据，</text:span><text:span text:style-name="T1">并且</text:span><text:span text:style-name="T1">在内</text:span><text:span text:style-name="T1">存节</text:span><text:span text:style-name="T1">点表</text:span><text:span text:style-name="T1">中，</text:span><text:span text:style-name="T1">发现</text:span><text:span text:style-name="T1">所有</text:span><text:span text:style-name="T1">节点</text:span><text:span text:style-name="T1">数据</text:span><text:span text:style-name="T1">一致</text:span></text:p>
          </draw:text-box>
        </draw:frame>
        <draw:custom-shape draw:style-name="gr17" draw:text-style-name="P11" xml:id="id8" draw:id="id8" draw:layer="layout" svg:width="1.25cm" svg:height="1.25cm" svg:x="13.151cm" svg:y="16.151cm">
          <text:p text:style-name="P4"><text:span text:style-name="T2">备点同步数据完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3.775cm" svg:y1="15cm" svg:x2="13.776cm" svg:y2="16.151cm" draw:start-shape="id6" draw:start-glue-point="8" draw:end-shape="id8" draw:end-glue-point="4" svg:d="M13775 15000l1 1151" svg:viewBox="0 0 2 1152">
          <text:p/>
        </draw:connector>
        <draw:frame draw:style-name="gr6" draw:text-style-name="P3" draw:layer="layout" svg:width="1.955cm" svg:height="1.541cm" svg:x="14.334cm" svg:y="15.098cm">
          <draw:text-box>
            <text:p text:style-name="P2"><text:span text:style-name="T1">接收</text:span><text:span text:style-name="T1">父节</text:span><text:span text:style-name="T1">点数</text:span><text:span text:style-name="T1">据，</text:span><text:span text:style-name="T1">并给</text:span><text:span text:style-name="T1">下家</text:span><text:span text:style-name="T1">同步</text:span><text:span text:style-name="T1">数</text:span><text:span text:style-name="T1">据，</text:span><text:span text:style-name="T1">并且</text:span><text:span text:style-name="T1">收到</text:span><text:span text:style-name="T1">主点</text:span><text:span text:style-name="T1">发送</text:span><text:span text:style-name="T1">的同</text:span><text:span text:style-name="T1">步完</text:span><text:span text:style-name="T1">成通</text:span><text:span text:style-name="T1">知</text:span></text:p>
          </draw:text-box>
        </draw:frame>
        <draw:custom-shape draw:style-name="gr19" draw:text-style-name="P12" xml:id="id9" draw:id="id9" draw:layer="layout" svg:width="1.25cm" svg:height="1.25cm" svg:x="4.75cm" svg:y="18.35cm">
          <text:p text:style-name="P4"><text:span text:style-name="T2">主点一</text:span><text:span text:style-name="T2">个子节</text:span><text:span text:style-name="T2">点被下</text:span><text:span text:style-name="T2">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9.751cm" svg:y1="16.776cm" svg:x2="5.817cm" svg:y2="18.533cm" draw:start-shape="id7" draw:start-glue-point="6" draw:end-shape="id9" draw:end-glue-point="11" svg:d="M9751 16776l-3934 1757" svg:viewBox="0 0 3935 1758">
          <text:p/>
        </draw:connector>
        <draw:frame draw:style-name="gr21" draw:text-style-name="P3" draw:layer="layout" svg:width="2.455cm" svg:height="1.541cm" svg:x="4.795cm" svg:y="17.059cm">
          <draw:text-box>
            <text:p text:style-name="P2"><text:span text:style-name="T1">由于</text:span><text:span text:style-name="T1">某种</text:span><text:span text:style-name="T1">原</text:span><text:span text:style-name="T1">因，</text:span><text:span text:style-name="T1">经过</text:span><text:span text:style-name="T1">仲裁</text:span><text:span text:style-name="T1">一个</text:span><text:span text:style-name="T1">第二</text:span><text:span text:style-name="T1">层子</text:span><text:span text:style-name="T1">节点</text:span><text:span text:style-name="T1">下</text:span><text:span text:style-name="T1">线，</text:span><text:span text:style-name="T1">并且</text:span><text:span text:style-name="T1">有其</text:span><text:span text:style-name="T1">他多</text:span><text:span text:style-name="T1">余节</text:span><text:span text:style-name="T1">点可</text:span><text:span text:style-name="T1">以被</text:span><text:span text:style-name="T1">选做</text:span><text:span text:style-name="T1">新的</text:span><text:span text:style-name="T1">子节</text:span><text:span text:style-name="T1">点</text:span></text:p>
          </draw:text-box>
        </draw:frame>
        <draw:frame draw:style-name="gr6" draw:text-style-name="P3" draw:layer="layout" svg:width="1.955cm" svg:height="1.025cm" svg:x="7.545cm" svg:y="15.85cm">
          <draw:text-box>
            <text:p text:style-name="P2"><text:span text:style-name="T1">此状</text:span><text:span text:style-name="T1">态是</text:span><text:span text:style-name="T1">稳定</text:span><text:span text:style-name="T1">状</text:span><text:span text:style-name="T1">态，</text:span><text:span text:style-name="T1">可以</text:span><text:span text:style-name="T1">接收</text:span><text:span text:style-name="T1">设备</text:span><text:span text:style-name="T1">连接</text:span><text:span text:style-name="T1">和数</text:span><text:span text:style-name="T1">据</text:span></text:p>
          </draw:text-box>
        </draw:frame>
        <draw:custom-shape draw:style-name="gr22" draw:text-style-name="P13" xml:id="id10" draw:id="id10" draw:layer="layout" svg:width="1.25cm" svg:height="1.25cm" svg:x="6.25cm" svg:y="20.1cm">
          <text:p text:style-name="P4"><text:span text:style-name="T2">主点</text:span><text:span text:style-name="T2">建立</text:span><text:span text:style-name="T2">新子</text:span><text:span text:style-name="T2">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5.817cm" svg:y1="19.417cm" svg:x2="6.433cm" svg:y2="20.283cm" draw:start-shape="id9" draw:start-glue-point="9" draw:end-shape="id10" draw:end-glue-point="5" svg:d="M5817 19417l616 866" svg:viewBox="0 0 617 867">
          <text:p/>
        </draw:connector>
        <draw:frame draw:style-name="gr6" draw:text-style-name="P3" draw:layer="layout" svg:width="1.955cm" svg:height="1.541cm" svg:x="4.446cm" svg:y="19.95cm">
          <draw:text-box>
            <text:p text:style-name="P2"><text:span text:style-name="T1">主点</text:span><text:span text:style-name="T1">以被</text:span><text:span text:style-name="T1">离线</text:span><text:span text:style-name="T1">节点</text:span><text:span text:style-name="T1">的子</text:span><text:span text:style-name="T1">树中</text:span><text:span text:style-name="T1">寻找</text:span><text:span text:style-name="T1">新节</text:span><text:span text:style-name="T1">点，</text:span><text:span text:style-name="T1">如果</text:span><text:span text:style-name="T1">没有</text:span><text:span text:style-name="T1">的</text:span><text:span text:style-name="T1">话，</text:span><text:span text:style-name="T1">到另</text:span><text:span text:style-name="T1">一个</text:span><text:span text:style-name="T1">子节</text:span><text:span text:style-name="T1">点的</text:span><text:span text:style-name="T1">子树</text:span><text:span text:style-name="T1">中找</text:span></text:p>
          </draw:text-box>
        </draw:frame>
        <draw:connector draw:style-name="gr24" draw:text-style-name="P1" draw:layer="layout" draw:type="line" svg:x1="7.317cm" svg:y1="20.283cm" svg:x2="10.376cm" svg:y2="17.401cm" draw:start-shape="id10" draw:start-glue-point="11" draw:end-shape="id7" draw:end-glue-point="8" svg:d="M7317 20283l3059-2882" svg:viewBox="0 0 3060 2883">
          <text:p/>
        </draw:connector>
        <draw:frame draw:style-name="gr25" draw:text-style-name="P3" draw:layer="layout" svg:width="1.75cm" svg:height="0.767cm" svg:x="8cm" svg:y="17.85cm">
          <draw:text-box>
            <text:p text:style-name="P2"><text:span text:style-name="T1">和新</text:span><text:span text:style-name="T1">子节</text:span><text:span text:style-name="T1">点完</text:span><text:span text:style-name="T1">成数</text:span><text:span text:style-name="T1">据同</text:span><text:span text:style-name="T1">步</text:span></text:p>
          </draw:text-box>
        </draw:frame>
        <draw:custom-shape draw:style-name="gr26" draw:text-style-name="P14" draw:layer="layout" svg:width="3.75cm" svg:height="4.5cm" svg:x="3.967cm" svg:y="16.92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955cm" svg:height="2.315cm" svg:x="1.75cm" svg:y="18.035cm">
          <draw:text-box>
            <text:p text:style-name="P2"><text:span text:style-name="T1">这两</text:span><text:span text:style-name="T1">个状</text:span><text:span text:style-name="T1">态是</text:span><text:span text:style-name="T1">临时</text:span><text:span text:style-name="T1">状</text:span><text:span text:style-name="T1">态，</text:span><text:span text:style-name="T1">主点</text:span><text:span text:style-name="T1">不中</text:span><text:span text:style-name="T1">断服</text:span><text:span text:style-name="T1">务</text:span><text:span text:style-name="T1">（还</text:span><text:span text:style-name="T1">有一</text:span><text:span text:style-name="T1">个子</text:span><text:span text:style-name="T1">节点</text:span><text:span text:style-name="T1">可以</text:span><text:span text:style-name="T1">确认</text:span><text:span text:style-name="T1">数</text:span><text:span text:style-name="T1">据）</text:span><text:span text:style-name="T1">，继</text:span><text:span text:style-name="T1">续对</text:span><text:span text:style-name="T1">外服</text:span><text:span text:style-name="T1">务，</text:span><text:span text:style-name="T1">同时</text:span><text:span text:style-name="T1">尽快</text:span><text:span text:style-name="T1">找到</text:span><text:span text:style-name="T1">新的</text:span><text:span text:style-name="T1">子节</text:span><text:span text:style-name="T1">点，</text:span><text:span text:style-name="T1">并把</text:span><text:span text:style-name="T1">数据</text:span><text:span text:style-name="T1">同步</text:span><text:span text:style-name="T1">过去</text:span></text:p>
          </draw:text-box>
        </draw:frame>
        <draw:frame draw:style-name="gr27" draw:text-style-name="P3" draw:layer="layout" svg:width="3.938cm" svg:height="2.315cm" svg:x="3.25cm" svg:y="12.597cm">
          <draw:text-box>
            <text:p text:style-name="P2"><text:span text:style-name="T1">目前</text:span><text:span text:style-name="T1">采用</text:span><text:span text:style-name="T1">二叉</text:span><text:span text:style-name="T1">树拓</text:span><text:span text:style-name="T1">扑，</text:span><text:span text:style-name="T1">主点</text:span><text:span text:style-name="T1">有两</text:span><text:span text:style-name="T1">个子</text:span><text:span text:style-name="T1">节</text:span><text:span text:style-name="T1">点，</text:span><text:span text:style-name="T1">同时</text:span><text:span text:style-name="T1">向两</text:span><text:span text:style-name="T1">个子</text:span><text:span text:style-name="T1">节点</text:span><text:span text:style-name="T1">写数</text:span><text:span text:style-name="T1">据，</text:span><text:span text:style-name="T1">避免</text:span><text:span text:style-name="T1">一个</text:span><text:span text:style-name="T1">子节</text:span><text:span text:style-name="T1">点故</text:span><text:span text:style-name="T1">障，</text:span><text:span text:style-name="T1">影响</text:span><text:span text:style-name="T1">主点</text:span><text:span text:style-name="T1">对外</text:span><text:span text:style-name="T1">提供</text:span><text:span text:style-name="T1">服务</text:span></text:p>
            <text:p text:style-name="P2"><text:span text:style-name="T1"/></text:p>
            <text:p text:style-name="P2"><text:span text:style-name="T1">由于</text:span><text:span text:style-name="T1">采用</text:span><text:span text:style-name="T1">二叉</text:span><text:span text:style-name="T1">树架</text:span><text:span text:style-name="T1">构，</text:span><text:span text:style-name="T1">那么</text:span><text:span text:style-name="T1">主点</text:span><text:span text:style-name="T1">下线</text:span><text:span text:style-name="T1">后，</text:span><text:span text:style-name="T1">新的</text:span><text:span text:style-name="T1">主点</text:span><text:span text:style-name="T1">一定</text:span><text:span text:style-name="T1">在其</text:span><text:span text:style-name="T1">下一</text:span><text:span text:style-name="T1">层两</text:span><text:span text:style-name="T1">个节</text:span><text:span text:style-name="T1">点中</text:span><text:span text:style-name="T1">选</text:span><text:span text:style-name="T1">定。</text:span><text:span text:style-name="T1">只有</text:span><text:span text:style-name="T1">这两</text:span><text:span text:style-name="T1">个节</text:span><text:span text:style-name="T1">点参</text:span><text:span text:style-name="T1">选，</text:span><text:span text:style-name="T1">这两</text:span><text:span text:style-name="T1">个的</text:span><text:span text:style-name="T1">字节</text:span><text:span text:style-name="T1">点参</text:span><text:span text:style-name="T1">与投</text:span><text:span text:style-name="T1">票</text:span></text:p>
          </draw:text-box>
        </draw:frame>
        <draw:custom-shape draw:style-name="gr28" draw:text-style-name="P15" xml:id="id11" draw:id="id11" draw:layer="layout" svg:width="1.25cm" svg:height="1.25cm" svg:x="9.75cm" svg:y="20.1cm">
          <text:p text:style-name="P4"><text:span text:style-name="T2">下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0.376cm" svg:y1="17.401cm" svg:x2="10.375cm" svg:y2="20.1cm" draw:start-shape="id7" draw:start-glue-point="8" draw:end-shape="id11" draw:end-glue-point="4" svg:d="M10376 17401l-1 2699" svg:viewBox="0 0 2 2700">
          <text:p/>
        </draw:connector>
        <draw:frame draw:style-name="gr30" draw:text-style-name="P3" draw:layer="layout" svg:width="1.714cm" svg:height="1.025cm" svg:x="10.279cm" svg:y="18.08cm">
          <draw:text-box>
            <text:p text:style-name="P2"><text:span text:style-name="T1">主点</text:span><text:span text:style-name="T1">发现</text:span><text:span text:style-name="T1">自己</text:span><text:span text:style-name="T1">故障</text:span><text:span text:style-name="T1">或者</text:span><text:span text:style-name="T1">被裁</text:span><text:span text:style-name="T1">定为</text:span><text:span text:style-name="T1">下线</text:span><text:span text:style-name="T1">状态</text:span></text:p>
          </draw:text-box>
        </draw:frame>
        <draw:frame draw:style-name="gr31" draw:text-style-name="P3" draw:layer="layout" svg:width="1.986cm" svg:height="2.831cm" svg:x="16.75cm" svg:y="12.1cm">
          <draw:text-box>
            <text:p text:style-name="P2"><text:span text:style-name="T1">主节</text:span><text:span text:style-name="T1">点</text:span><text:span text:style-name="T1">（二</text:span><text:span text:style-name="T1">叉树</text:span><text:span text:style-name="T1">根节</text:span><text:span text:style-name="T1">点）</text:span><text:span text:style-name="T1">主动</text:span><text:span text:style-name="T1">或被</text:span><text:span text:style-name="T1">裁定</text:span><text:span text:style-name="T1">下线</text:span><text:span text:style-name="T1">后，</text:span><text:span text:style-name="T1">进行</text:span><text:span text:style-name="T1">新一</text:span><text:span text:style-name="T1">轮选</text:span><text:span text:style-name="T1">举，</text:span><text:span text:style-name="T1">然后</text:span><text:span text:style-name="T1">形成</text:span><text:span text:style-name="T1">新的</text:span><text:span text:style-name="T1">二叉</text:span><text:span text:style-name="T1">树，</text:span><text:span text:style-name="T1">稳态</text:span><text:span text:style-name="T1">后继</text:span><text:span text:style-name="T1">续提</text:span><text:span text:style-name="T1">供服</text:span><text:span text:style-name="T1">务</text:span></text:p>
          </draw:text-box>
        </draw:frame>
        <draw:frame draw:style-name="gr32" draw:text-style-name="P3" draw:layer="layout" svg:width="2.165cm" svg:height="1.592cm" svg:x="12.732cm" svg:y="18.422cm">
          <draw:text-box>
            <text:p text:style-name="P2"><text:span text:style-name="T1">层</text:span><text:span text:style-name="T1">3</text:span><text:span text:style-name="T1">及以</text:span><text:span text:style-name="T1">下层</text:span><text:span text:style-name="T1">的节</text:span><text:span text:style-name="T1">点故</text:span><text:span text:style-name="T1">障或</text:span><text:span text:style-name="T1">被裁</text:span><text:span text:style-name="T1">定下</text:span><text:span text:style-name="T1">线，</text:span><text:span text:style-name="T1">不触</text:span><text:span text:style-name="T1">发重</text:span><text:span text:style-name="T1">现选</text:span><text:span text:style-name="T1">举，</text:span><text:span text:style-name="T1">直接</text:span><text:span text:style-name="T1">下线</text:span></text:p>
          </draw:text-box>
        </draw:frame>
        <draw:connector draw:style-name="gr33" draw:text-style-name="P1" draw:layer="layout" draw:line-skew="1.847cm" svg:x1="14.401cm" svg:y1="16.776cm" svg:x2="11.001cm" svg:y2="9.576cm" draw:start-shape="id8" draw:start-glue-point="10" draw:end-shape="id2" draw:end-glue-point="10" svg:d="M14401 16776h2349v-7200h-5749" svg:viewBox="0 0 5750 7201">
          <text:p/>
        </draw:connector>
        <draw:connector draw:style-name="gr34" draw:text-style-name="P1" draw:layer="layout" draw:type="line" svg:x1="13.776cm" svg:y1="17.401cm" svg:x2="10.817cm" svg:y2="20.283cm" draw:start-shape="id8" draw:start-glue-point="8" draw:end-shape="id11" draw:end-glue-point="11" svg:d="M13776 17401l-2959 2882" svg:viewBox="0 0 2960 2883">
          <text:p/>
        </draw:connector>
        <draw:frame draw:style-name="gr35" draw:text-style-name="P3" draw:layer="layout" svg:width="2.879cm" svg:height="1.283cm" svg:x="9cm" svg:y="21.601cm">
          <draw:text-box>
            <text:p text:style-name="P2"><text:span text:style-name="T1">进入</text:span><text:span text:style-name="T1">下线</text:span><text:span text:style-name="T1">状态</text:span><text:span text:style-name="T1">后进</text:span><text:span text:style-name="T1">程退</text:span><text:span text:style-name="T1">出，</text:span><text:span text:style-name="T1">不再</text:span><text:span text:style-name="T1">参与</text:span><text:span text:style-name="T1">这个</text:span><text:span text:style-name="T1">集群</text:span><text:span text:style-name="T1">的任</text:span><text:span text:style-name="T1">何操</text:span><text:span text:style-name="T1">作，</text:span><text:span text:style-name="T1">避免</text:span><text:span text:style-name="T1">引起</text:span><text:span text:style-name="T1">其他</text:span><text:span text:style-name="T1">节点</text:span><text:span text:style-name="T1">误操</text:span><text:span text:style-name="T1">作</text:span></text:p>
            <text:p text:style-name="P2"><text:span text:style-name="T1"/></text:p>
          </draw:text-box>
        </draw:frame>
        <draw:connector draw:style-name="gr36" draw:text-style-name="P1" draw:layer="layout" draw:type="curve" svg:x1="13.151cm" svg:y1="16.776cm" svg:x2="13.15cm" svg:y2="14.375cm" draw:start-shape="id8" draw:start-glue-point="6" draw:end-shape="id6" draw:end-glue-point="6" svg:d="M13151 16776c-753 0-752-2401-1-2401" svg:viewBox="0 0 565 2402">
          <text:p/>
        </draw:connector>
        <draw:frame draw:style-name="gr6" draw:text-style-name="P3" draw:layer="layout" svg:width="1.955cm" svg:height="1.025cm" svg:x="10.84cm" svg:y="15.03cm">
          <draw:text-box>
            <text:p text:style-name="P2"><text:span text:style-name="T1">层</text:span><text:span text:style-name="T1">3</text:span><text:span text:style-name="T1">备点</text:span><text:span text:style-name="T1">被提</text:span><text:span text:style-name="T1">升到</text:span><text:span text:style-name="T1">层</text:span><text:span text:style-name="T1">2</text:span><text:span text:style-name="T1">后，</text:span><text:span text:style-name="T1">可能</text:span><text:span text:style-name="T1">需要</text:span><text:span text:style-name="T1">同步</text:span><text:span text:style-name="T1">数据</text:span></text:p>
          </draw:text-box>
        </draw:frame>
      </draw:page>
      <draw:page draw:name="page2" draw:style-name="dp1" draw:master-page-name="默认">
        <draw:custom-shape draw:style-name="gr3" draw:text-style-name="P5" xml:id="id12" draw:id="id12" draw:layer="layout" svg:width="1.25cm" svg:height="1.25cm" svg:x="4.68cm" svg:y="2.607cm">
          <text:p text:style-name="P4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13" draw:id="id13" draw:layer="layout" svg:width="1.25cm" svg:height="1.25cm" svg:x="3.53cm" svg:y="4.488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14" draw:id="id14" draw:layer="layout" svg:width="1.25cm" svg:height="1.25cm" svg:x="6.051cm" svg:y="4.462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4.863cm" svg:y1="3.674cm" svg:x2="4.155cm" svg:y2="4.488cm" draw:start-shape="id12" draw:start-glue-point="7" draw:end-shape="id13" draw:end-glue-point="4" svg:d="M4863 3674l-708 814" svg:viewBox="0 0 709 815">
          <text:p/>
        </draw:connector>
        <draw:connector draw:style-name="gr39" draw:text-style-name="P1" draw:layer="layout" draw:type="line" svg:x1="5.747cm" svg:y1="3.674cm" svg:x2="6.676cm" svg:y2="4.462cm" draw:start-shape="id12" draw:start-glue-point="9" draw:end-shape="id14" draw:end-glue-point="4" svg:d="M5747 3674l929 788" svg:viewBox="0 0 930 789">
          <text:p/>
        </draw:connector>
        <draw:custom-shape draw:style-name="gr40" draw:text-style-name="P17" xml:id="id15" draw:id="id15" draw:layer="layout" svg:width="1.25cm" svg:height="1.25cm" svg:x="2.331cm" svg:y="6.641cm">
          <text:p text:style-name="P4"><text:span text:style-name="T2">层一</text:span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16" draw:id="id16" draw:layer="layout" svg:width="1.25cm" svg:height="1.25cm" svg:x="4.052cm" svg:y="6.641cm">
          <text:p text:style-name="P4"><text:span text:style-name="T2">层一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3.713cm" svg:y1="5.555cm" svg:x2="2.956cm" svg:y2="6.641cm" draw:start-shape="id13" draw:start-glue-point="7" draw:end-shape="id15" draw:end-glue-point="4" svg:d="M3713 5555l-757 1086" svg:viewBox="0 0 758 1087">
          <text:p/>
        </draw:connector>
        <draw:connector draw:style-name="gr42" draw:text-style-name="P1" draw:layer="layout" draw:type="line" svg:x1="4.155cm" svg:y1="5.738cm" svg:x2="4.677cm" svg:y2="6.641cm" draw:start-shape="id13" draw:start-glue-point="8" draw:end-shape="id16" draw:end-glue-point="4" svg:d="M4155 5738l522 903" svg:viewBox="0 0 523 904">
          <text:p/>
        </draw:connector>
        <draw:frame draw:style-name="gr2" draw:text-style-name="P3" draw:layer="layout" svg:width="1.875cm" svg:height="0.767cm" svg:x="2.677cm" svg:y="2.759cm">
          <draw:text-box>
            <text:p text:style-name="P2"><text:span text:style-name="T1">层一</text:span><text:span text:style-name="T1">只有</text:span><text:span text:style-name="T1">主</text:span><text:span text:style-name="T1">点，</text:span><text:span text:style-name="T1">即二</text:span><text:span text:style-name="T1">叉树</text:span><text:span text:style-name="T1">根节</text:span><text:span text:style-name="T1">点</text:span></text:p>
          </draw:text-box>
        </draw:frame>
        <draw:frame draw:style-name="gr43" draw:text-style-name="P3" draw:layer="layout" svg:width="2.33cm" svg:height="2.841cm" svg:x="1cm" svg:y="3.672cm">
          <draw:text-box>
            <text:p text:style-name="P2"><text:span text:style-name="T1">层二</text:span><text:span text:style-name="T1">尽量</text:span><text:span text:style-name="T1">维护</text:span><text:span text:style-name="T1">两个</text:span><text:span text:style-name="T1">子节</text:span><text:span text:style-name="T1">点，</text:span><text:span text:style-name="T1">主点</text:span><text:span text:style-name="T1">发送</text:span><text:span text:style-name="T1">给子</text:span><text:span text:style-name="T1">节点</text:span><text:span text:style-name="T1">的数</text:span><text:span text:style-name="T1">据需</text:span><text:span text:style-name="T1">要字</text:span><text:span text:style-name="T1">节点</text:span><text:span text:style-name="T1">发生</text:span><text:span text:style-name="T1">AC</text:span><text:span text:style-name="T1">K</text:span><text:span text:style-name="T1">，</text:span><text:span text:style-name="T1">进行</text:span><text:span text:style-name="T1">确</text:span><text:span text:style-name="T1">认，</text:span><text:span text:style-name="T1">只有</text:span><text:span text:style-name="T1">AC</text:span><text:span text:style-name="T1">K</text:span><text:span text:style-name="T1">后</text:span><text:span text:style-name="T1">的数</text:span><text:span text:style-name="T1">据才</text:span><text:span text:style-name="T1">能从</text:span><text:span text:style-name="T1">主点</text:span><text:span text:style-name="T1">发</text:span><text:span text:style-name="T1">出，</text:span><text:span text:style-name="T1">当此</text:span><text:span text:style-name="T1">层节</text:span><text:span text:style-name="T1">点下</text:span><text:span text:style-name="T1">线</text:span><text:span text:style-name="T1">后，</text:span><text:span text:style-name="T1">由根</text:span><text:span text:style-name="T1">节点</text:span><text:span text:style-name="T1">在层</text:span><text:span text:style-name="T1">三选</text:span><text:span text:style-name="T1">一个</text:span><text:span text:style-name="T1">节点</text:span><text:span text:style-name="T1">进行</text:span><text:span text:style-name="T1">补全</text:span><text:span text:style-name="T1">层二</text:span></text:p>
          </draw:text-box>
        </draw:frame>
        <draw:custom-shape draw:style-name="gr40" draw:text-style-name="P17" xml:id="id17" draw:id="id17" draw:layer="layout" svg:width="1.25cm" svg:height="1.25cm" svg:x="5.817cm" svg:y="6.641cm">
          <text:p text:style-name="P4"><text:span text:style-name="T2">层一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18" draw:id="id18" draw:layer="layout" svg:width="1.25cm" svg:height="1.25cm" svg:x="7.438cm" svg:y="6.641cm">
          <text:p text:style-name="P4"><text:span text:style-name="T2">层一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6.676cm" svg:y1="5.712cm" svg:x2="6.442cm" svg:y2="6.641cm" draw:start-shape="id14" draw:start-glue-point="8" draw:end-shape="id17" draw:end-glue-point="4" svg:d="M6676 5712l-234 929" svg:viewBox="0 0 235 930">
          <text:p/>
        </draw:connector>
        <draw:connector draw:style-name="gr45" draw:text-style-name="P1" draw:layer="layout" draw:type="line" svg:x1="7.118cm" svg:y1="5.529cm" svg:x2="8.063cm" svg:y2="6.641cm" draw:start-shape="id14" draw:start-glue-point="9" draw:end-shape="id18" draw:end-glue-point="4" svg:d="M7118 5529l945 1112" svg:viewBox="0 0 946 1113">
          <text:p/>
        </draw:connector>
        <draw:custom-shape draw:style-name="gr3" draw:text-style-name="P5" xml:id="id19" draw:id="id19" draw:layer="layout" svg:width="1.25cm" svg:height="1.25cm" svg:x="14.581cm" svg:y="2.608cm">
          <text:p text:style-name="P4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20" draw:id="id20" draw:layer="layout" svg:width="1.25cm" svg:height="1.25cm" svg:x="13.431cm" svg:y="4.489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21" draw:id="id21" draw:layer="layout" svg:width="1.25cm" svg:height="1.25cm" svg:x="15.952cm" svg:y="4.463cm">
          <text:p text:style-name="P4"><text:span text:style-name="T2">备</text:span><text:span text:style-name="T2">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14.764cm" svg:y1="3.675cm" svg:x2="14.056cm" svg:y2="4.489cm" draw:start-shape="id19" draw:start-glue-point="7" draw:end-shape="id20" draw:end-glue-point="4" svg:d="M14764 3675l-708 814" svg:viewBox="0 0 709 815">
          <text:p/>
        </draw:connector>
        <draw:connector draw:style-name="gr39" draw:text-style-name="P1" draw:layer="layout" draw:type="line" svg:x1="15.648cm" svg:y1="3.675cm" svg:x2="16.577cm" svg:y2="4.463cm" draw:start-shape="id19" draw:start-glue-point="9" draw:end-shape="id21" draw:end-glue-point="4" svg:d="M15648 3675l929 788" svg:viewBox="0 0 930 789">
          <text:p/>
        </draw:connector>
        <draw:custom-shape draw:style-name="gr40" draw:text-style-name="P17" xml:id="id22" draw:id="id22" draw:layer="layout" svg:width="1.25cm" svg:height="1.25cm" svg:x="12.232cm" svg:y="6.642cm">
          <text:p text:style-name="P4"><text:span text:style-name="T2">层一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xml:id="id23" draw:id="id23" draw:layer="layout" svg:width="1.25cm" svg:height="1.25cm" svg:x="13.953cm" svg:y="6.642cm">
          <text:p text:style-name="P4"><text:span text:style-name="T2">层一</text:span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3.614cm" svg:y1="5.556cm" svg:x2="12.857cm" svg:y2="6.642cm" draw:start-shape="id20" draw:start-glue-point="7" draw:end-shape="id22" draw:end-glue-point="4" svg:d="M13614 5556l-757 1086" svg:viewBox="0 0 758 1087">
          <text:p/>
        </draw:connector>
        <draw:connector draw:style-name="gr42" draw:text-style-name="P1" draw:layer="layout" draw:type="line" svg:x1="14.056cm" svg:y1="5.739cm" svg:x2="14.578cm" svg:y2="6.642cm" draw:start-shape="id20" draw:start-glue-point="8" draw:end-shape="id23" draw:end-glue-point="4" svg:d="M14056 5739l522 903" svg:viewBox="0 0 523 904">
          <text:p/>
        </draw:connector>
        <draw:custom-shape draw:style-name="gr40" draw:text-style-name="P17" xml:id="id24" draw:id="id24" draw:layer="layout" svg:width="1.25cm" svg:height="1.25cm" svg:x="15.718cm" svg:y="6.642cm">
          <text:p text:style-name="P4"><text:span text:style-name="T2">层一</text:span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25" draw:id="id25" draw:layer="layout" svg:width="1.25cm" svg:height="1.25cm" svg:x="17.339cm" svg:y="6.642cm">
          <text:p text:style-name="P4"><text:span text:style-name="T2">层一</text:span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16.577cm" svg:y1="5.713cm" svg:x2="16.343cm" svg:y2="6.642cm" draw:start-shape="id21" draw:start-glue-point="8" draw:end-shape="id24" draw:end-glue-point="4" svg:d="M16577 5713l-234 929" svg:viewBox="0 0 235 930">
          <text:p/>
        </draw:connector>
        <draw:connector draw:style-name="gr45" draw:text-style-name="P1" draw:layer="layout" draw:type="line" svg:x1="17.019cm" svg:y1="5.53cm" svg:x2="17.964cm" svg:y2="6.642cm" draw:start-shape="id21" draw:start-glue-point="9" draw:end-shape="id25" draw:end-glue-point="4" svg:d="M17019 5530l945 1112" svg:viewBox="0 0 946 1113">
          <text:p/>
        </draw:connector>
        <draw:line draw:style-name="gr46" draw:text-style-name="P1" draw:layer="layout" svg:x1="14.334cm" svg:y1="5.86cm" svg:x2="14.111cm" svg:y2="6.142cm">
          <text:p/>
        </draw:line>
        <draw:line draw:style-name="gr46" draw:text-style-name="P1" draw:layer="layout" svg:x1="14.022cm" svg:y1="5.904cm" svg:x2="14.393cm" svg:y2="6.097cm">
          <text:p/>
        </draw:line>
        <draw:line draw:style-name="gr47" draw:text-style-name="P1" draw:layer="layout" svg:x1="9.135cm" svg:y1="4.919cm" svg:x2="11.363cm" svg:y2="4.919cm">
          <text:p/>
        </draw:line>
        <draw:frame draw:style-name="gr21" draw:text-style-name="P3" draw:layer="layout" svg:width="2.771cm" svg:height="1.541cm" svg:x="8.919cm" svg:y="3.372cm">
          <draw:text-box>
            <text:p text:style-name="P2"><text:span text:style-name="T1">层三</text:span><text:span text:style-name="T1">及以</text:span><text:span text:style-name="T1">下节</text:span><text:span text:style-name="T1">点故</text:span><text:span text:style-name="T1">障，</text:span><text:span text:style-name="T1">不改</text:span><text:span text:style-name="T1">动拓</text:span><text:span text:style-name="T1">扑，</text:span><text:span text:style-name="T1">如果</text:span><text:span text:style-name="T1">出现</text:span><text:span text:style-name="T1">不平</text:span><text:span text:style-name="T1">衡状</text:span><text:span text:style-name="T1">态，</text:span><text:span text:style-name="T1">还是</text:span><text:span text:style-name="T1">需要</text:span><text:span text:style-name="T1">从下</text:span><text:span text:style-name="T1">一层</text:span><text:span text:style-name="T1">进行</text:span><text:span text:style-name="T1">补</text:span><text:span text:style-name="T1">充，</text:span><text:span text:style-name="T1">总之</text:span><text:span text:style-name="T1">让每</text:span><text:span text:style-name="T1">个节</text:span><text:span text:style-name="T1">点的</text:span><text:span text:style-name="T1">负载</text:span><text:span text:style-name="T1">均衡</text:span><text:span text:style-name="T1">起来</text:span></text:p>
          </draw:text-box>
        </draw:frame>
        <draw:custom-shape draw:style-name="gr3" draw:text-style-name="P5" xml:id="id26" draw:id="id26" draw:layer="layout" svg:width="1.25cm" svg:height="1.25cm" svg:x="4.681cm" svg:y="11.708cm">
          <text:p text:style-name="P4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xml:id="id27" draw:id="id27" draw:layer="layout" svg:width="1.25cm" svg:height="1.25cm" svg:x="3.531cm" svg:y="13.589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28" draw:id="id28" draw:layer="layout" svg:width="1.25cm" svg:height="1.25cm" svg:x="6.052cm" svg:y="13.563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4.864cm" svg:y1="12.775cm" svg:x2="4.156cm" svg:y2="13.589cm" draw:start-shape="id26" draw:start-glue-point="7" draw:end-shape="id27" draw:end-glue-point="4" svg:d="M4864 12775l-708 814" svg:viewBox="0 0 709 815">
          <text:p/>
        </draw:connector>
        <draw:connector draw:style-name="gr39" draw:text-style-name="P1" draw:layer="layout" draw:type="line" svg:x1="5.748cm" svg:y1="12.775cm" svg:x2="6.677cm" svg:y2="13.563cm" draw:start-shape="id26" draw:start-glue-point="9" draw:end-shape="id28" draw:end-glue-point="4" svg:d="M5748 12775l929 788" svg:viewBox="0 0 930 789">
          <text:p/>
        </draw:connector>
        <draw:custom-shape draw:style-name="gr40" draw:text-style-name="P17" xml:id="id29" draw:id="id29" draw:layer="layout" svg:width="1.25cm" svg:height="1.25cm" svg:x="2.332cm" svg:y="15.742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30" draw:id="id30" draw:layer="layout" svg:width="1.25cm" svg:height="1.25cm" svg:x="4.053cm" svg:y="15.742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3.714cm" svg:y1="14.656cm" svg:x2="2.957cm" svg:y2="15.742cm" draw:start-shape="id27" draw:start-glue-point="7" draw:end-shape="id29" draw:end-glue-point="4" svg:d="M3714 14656l-757 1086" svg:viewBox="0 0 758 1087">
          <text:p/>
        </draw:connector>
        <draw:connector draw:style-name="gr42" draw:text-style-name="P1" draw:layer="layout" draw:type="line" svg:x1="4.156cm" svg:y1="14.839cm" svg:x2="4.678cm" svg:y2="15.742cm" draw:start-shape="id27" draw:start-glue-point="8" draw:end-shape="id30" draw:end-glue-point="4" svg:d="M4156 14839l522 903" svg:viewBox="0 0 523 904">
          <text:p/>
        </draw:connector>
        <draw:frame draw:style-name="gr2" draw:text-style-name="P3" draw:layer="layout" svg:width="1.875cm" svg:height="0.767cm" svg:x="2.678cm" svg:y="11.86cm">
          <draw:text-box>
            <text:p text:style-name="P2"><text:span text:style-name="T1">层一</text:span><text:span text:style-name="T1">只有</text:span><text:span text:style-name="T1">主</text:span><text:span text:style-name="T1">点，</text:span><text:span text:style-name="T1">即二</text:span><text:span text:style-name="T1">叉树</text:span><text:span text:style-name="T1">根节</text:span><text:span text:style-name="T1">点</text:span></text:p>
          </draw:text-box>
        </draw:frame>
        <draw:custom-shape draw:style-name="gr40" draw:text-style-name="P17" xml:id="id31" draw:id="id31" draw:layer="layout" svg:width="1.25cm" svg:height="1.25cm" svg:x="5.818cm" svg:y="15.742cm">
          <text:p text:style-name="P4"><text:span text:style-name="T2">备</text:span><text:span text:style-name="T2">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32" draw:id="id32" draw:layer="layout" svg:width="1.25cm" svg:height="1.25cm" svg:x="7.439cm" svg:y="15.742cm">
          <text:p text:style-name="P4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6.677cm" svg:y1="14.813cm" svg:x2="6.443cm" svg:y2="15.742cm" draw:start-shape="id28" draw:start-glue-point="8" draw:end-shape="id31" draw:end-glue-point="4" svg:d="M6677 14813l-234 929" svg:viewBox="0 0 235 930">
          <text:p/>
        </draw:connector>
        <draw:connector draw:style-name="gr45" draw:text-style-name="P1" draw:layer="layout" draw:type="line" svg:x1="7.119cm" svg:y1="14.63cm" svg:x2="8.064cm" svg:y2="15.742cm" draw:start-shape="id28" draw:start-glue-point="9" draw:end-shape="id32" draw:end-glue-point="4" svg:d="M7119 14630l945 1112" svg:viewBox="0 0 946 1113">
          <text:p/>
        </draw:connector>
        <draw:line draw:style-name="gr48" draw:text-style-name="P1" draw:layer="layout" svg:x1="5.206cm" svg:y1="9.406cm" svg:x2="5.206cm" svg:y2="11.01cm">
          <text:p/>
        </draw:line>
        <draw:frame draw:style-name="gr2" draw:text-style-name="P3" draw:layer="layout" svg:width="1.875cm" svg:height="2.315cm" svg:x="2.78cm" svg:y="9.044cm">
          <draw:text-box>
            <text:p text:style-name="P2"><text:span text:style-name="T1">层二</text:span><text:span text:style-name="T1">节点</text:span><text:span text:style-name="T1">故</text:span><text:span text:style-name="T1">障，</text:span><text:span text:style-name="T1">主点</text:span><text:span text:style-name="T1">需要</text:span><text:span text:style-name="T1">从层</text:span><text:span text:style-name="T1">三中</text:span><text:span text:style-name="T1">选择</text:span><text:span text:style-name="T1">一个</text:span><text:span text:style-name="T1">补到</text:span><text:span text:style-name="T1">层</text:span><text:span text:style-name="T1">二，</text:span><text:span text:style-name="T1">选择</text:span><text:span text:style-name="T1">不用</text:span><text:span text:style-name="T1">很精</text:span><text:span text:style-name="T1">准，</text:span><text:span text:style-name="T1">按照</text:span><text:span text:style-name="T1">内存</text:span><text:span text:style-name="T1">维护</text:span><text:span text:style-name="T1">的数</text:span><text:span text:style-name="T1">据就</text:span><text:span text:style-name="T1">可</text:span><text:span text:style-name="T1">以，</text:span><text:span text:style-name="T1">主点</text:span><text:span text:style-name="T1">可以</text:span><text:span text:style-name="T1">补数</text:span><text:span text:style-name="T1">据</text:span></text:p>
          </draw:text-box>
        </draw:frame>
        <draw:line draw:style-name="gr46" draw:text-style-name="P1" draw:layer="layout" svg:x1="4.735cm" svg:y1="12.961cm" svg:x2="4.512cm" svg:y2="13.243cm">
          <text:p/>
        </draw:line>
        <draw:line draw:style-name="gr46" draw:text-style-name="P1" draw:layer="layout" svg:x1="4.423cm" svg:y1="13.005cm" svg:x2="4.794cm" svg:y2="13.198cm">
          <text:p/>
        </draw:line>
        <draw:custom-shape draw:style-name="gr3" draw:text-style-name="P5" xml:id="id33" draw:id="id33" draw:layer="layout" svg:width="1.25cm" svg:height="1.25cm" svg:x="14.482cm" svg:y="11.709cm">
          <text:p text:style-name="P4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34" draw:id="id34" draw:layer="layout" svg:width="1.25cm" svg:height="1.25cm" svg:x="13.332cm" svg:y="13.59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35" draw:id="id35" draw:layer="layout" svg:width="1.25cm" svg:height="1.25cm" svg:x="15.853cm" svg:y="13.564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14.665cm" svg:y1="12.776cm" svg:x2="13.957cm" svg:y2="13.59cm" draw:start-shape="id33" draw:start-glue-point="7" draw:end-shape="id34" draw:end-glue-point="4" svg:d="M14665 12776l-708 814" svg:viewBox="0 0 709 815">
          <text:p/>
        </draw:connector>
        <draw:connector draw:style-name="gr39" draw:text-style-name="P1" draw:layer="layout" draw:type="line" svg:x1="15.549cm" svg:y1="12.776cm" svg:x2="16.478cm" svg:y2="13.564cm" draw:start-shape="id33" draw:start-glue-point="9" draw:end-shape="id35" draw:end-glue-point="4" svg:d="M15549 12776l929 788" svg:viewBox="0 0 930 789">
          <text:p/>
        </draw:connector>
        <draw:custom-shape draw:style-name="gr40" draw:text-style-name="P17" xml:id="id36" draw:id="id36" draw:layer="layout" svg:width="1.25cm" svg:height="1.25cm" svg:x="13.854cm" svg:y="15.743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3.957cm" svg:y1="14.84cm" svg:x2="14.479cm" svg:y2="15.743cm" draw:start-shape="id34" draw:start-glue-point="8" draw:end-shape="id36" draw:end-glue-point="4" svg:d="M13957 14840l522 903" svg:viewBox="0 0 523 904">
          <text:p/>
        </draw:connector>
        <draw:custom-shape draw:style-name="gr40" draw:text-style-name="P17" xml:id="id37" draw:id="id37" draw:layer="layout" svg:width="1.25cm" svg:height="1.25cm" svg:x="15.619cm" svg:y="15.743cm">
          <text:p text:style-name="P4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38" draw:id="id38" draw:layer="layout" svg:width="1.25cm" svg:height="1.25cm" svg:x="17.24cm" svg:y="15.743cm">
          <text:p text:style-name="P4"><text:span text:style-name="T2">备</text:span><text:span text:style-name="T2">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16.478cm" svg:y1="14.814cm" svg:x2="16.244cm" svg:y2="15.743cm" draw:start-shape="id35" draw:start-glue-point="8" draw:end-shape="id37" draw:end-glue-point="4" svg:d="M16478 14814l-234 929" svg:viewBox="0 0 235 930">
          <text:p/>
        </draw:connector>
        <draw:connector draw:style-name="gr45" draw:text-style-name="P1" draw:layer="layout" draw:type="line" svg:x1="16.92cm" svg:y1="14.631cm" svg:x2="17.865cm" svg:y2="15.743cm" draw:start-shape="id35" draw:start-glue-point="9" draw:end-shape="id38" draw:end-glue-point="4" svg:d="M16920 14631l945 1112" svg:viewBox="0 0 946 1113">
          <text:p/>
        </draw:connector>
        <draw:line draw:style-name="gr47" draw:text-style-name="P1" draw:layer="layout" svg:x1="9.136cm" svg:y1="14.095cm" svg:x2="11.364cm" svg:y2="14.095cm">
          <text:p/>
        </draw:line>
        <draw:frame draw:style-name="gr21" draw:text-style-name="P3" draw:layer="layout" svg:width="2.771cm" svg:height="1.541cm" svg:x="8.92cm" svg:y="12.548cm">
          <draw:text-box>
            <text:p text:style-name="P2"><text:span text:style-name="T1">层三</text:span><text:span text:style-name="T1">及以</text:span><text:span text:style-name="T1">下节</text:span><text:span text:style-name="T1">点故</text:span><text:span text:style-name="T1">障，</text:span><text:span text:style-name="T1">不改</text:span><text:span text:style-name="T1">动拓</text:span><text:span text:style-name="T1">扑，</text:span><text:span text:style-name="T1">如果</text:span><text:span text:style-name="T1">出现</text:span><text:span text:style-name="T1">不平</text:span><text:span text:style-name="T1">衡状</text:span><text:span text:style-name="T1">态，</text:span><text:span text:style-name="T1">还是</text:span><text:span text:style-name="T1">需要</text:span><text:span text:style-name="T1">从下</text:span><text:span text:style-name="T1">一层</text:span><text:span text:style-name="T1">进行</text:span><text:span text:style-name="T1">补</text:span><text:span text:style-name="T1">充，</text:span><text:span text:style-name="T1">总之</text:span><text:span text:style-name="T1">让每</text:span><text:span text:style-name="T1">个节</text:span><text:span text:style-name="T1">点的</text:span><text:span text:style-name="T1">负载</text:span><text:span text:style-name="T1">均衡</text:span><text:span text:style-name="T1">起来</text:span></text:p>
          </draw:text-box>
        </draw:frame>
        <draw:custom-shape draw:style-name="gr28" draw:text-style-name="P15" xml:id="id39" draw:id="id39" draw:layer="layout" svg:width="1.25cm" svg:height="1.25cm" svg:x="4.682cm" svg:y="21.509cm">
          <text:p text:style-name="P4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xml:id="id40" draw:id="id40" draw:layer="layout" svg:width="1.25cm" svg:height="1.25cm" svg:x="3.532cm" svg:y="23.39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41" draw:id="id41" draw:layer="layout" svg:width="1.25cm" svg:height="1.25cm" svg:x="6.053cm" svg:y="23.364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4.865cm" svg:y1="22.576cm" svg:x2="4.157cm" svg:y2="23.39cm" draw:start-shape="id39" draw:start-glue-point="7" draw:end-shape="id40" draw:end-glue-point="4" svg:d="M4865 22576l-708 814" svg:viewBox="0 0 709 815">
          <text:p/>
        </draw:connector>
        <draw:connector draw:style-name="gr39" draw:text-style-name="P1" draw:layer="layout" draw:type="line" svg:x1="5.749cm" svg:y1="22.576cm" svg:x2="6.678cm" svg:y2="23.364cm" draw:start-shape="id39" draw:start-glue-point="9" draw:end-shape="id41" draw:end-glue-point="4" svg:d="M5749 22576l929 788" svg:viewBox="0 0 930 789">
          <text:p/>
        </draw:connector>
        <draw:custom-shape draw:style-name="gr40" draw:text-style-name="P17" xml:id="id42" draw:id="id42" draw:layer="layout" svg:width="1.25cm" svg:height="1.25cm" svg:x="2.333cm" svg:y="25.543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43" draw:id="id43" draw:layer="layout" svg:width="1.25cm" svg:height="1.25cm" svg:x="4.054cm" svg:y="25.543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3.715cm" svg:y1="24.457cm" svg:x2="2.958cm" svg:y2="25.543cm" draw:start-shape="id40" draw:start-glue-point="7" draw:end-shape="id42" draw:end-glue-point="4" svg:d="M3715 24457l-757 1086" svg:viewBox="0 0 758 1087">
          <text:p/>
        </draw:connector>
        <draw:connector draw:style-name="gr42" draw:text-style-name="P1" draw:layer="layout" draw:type="line" svg:x1="4.157cm" svg:y1="24.64cm" svg:x2="4.679cm" svg:y2="25.543cm" draw:start-shape="id40" draw:start-glue-point="8" draw:end-shape="id43" draw:end-glue-point="4" svg:d="M4157 24640l522 903" svg:viewBox="0 0 523 904">
          <text:p/>
        </draw:connector>
        <draw:frame draw:style-name="gr50" draw:text-style-name="P3" draw:layer="layout" svg:width="1.949cm" svg:height="1.025cm" svg:x="2.468cm" svg:y="21.524cm">
          <draw:text-box>
            <text:p text:style-name="P2"><text:span text:style-name="T1">层一</text:span><text:span text:style-name="T1">主点</text:span><text:span text:style-name="T1">故</text:span><text:span text:style-name="T1">障，</text:span><text:span text:style-name="T1">需要</text:span><text:span text:style-name="T1">从层</text:span><text:span text:style-name="T1">2</text:span><text:span text:style-name="T1">选</text:span><text:span text:style-name="T1">主点</text:span></text:p>
          </draw:text-box>
        </draw:frame>
        <draw:custom-shape draw:style-name="gr40" draw:text-style-name="P17" xml:id="id44" draw:id="id44" draw:layer="layout" svg:width="1.25cm" svg:height="1.25cm" svg:x="5.819cm" svg:y="25.543cm">
          <text:p text:style-name="P4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45" draw:id="id45" draw:layer="layout" svg:width="1.25cm" svg:height="1.25cm" svg:x="7.44cm" svg:y="25.543cm">
          <text:p text:style-name="P4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6.678cm" svg:y1="24.614cm" svg:x2="6.444cm" svg:y2="25.543cm" draw:start-shape="id41" draw:start-glue-point="8" draw:end-shape="id44" draw:end-glue-point="4" svg:d="M6678 24614l-234 929" svg:viewBox="0 0 235 930">
          <text:p/>
        </draw:connector>
        <draw:connector draw:style-name="gr45" draw:text-style-name="P1" draw:layer="layout" draw:type="line" svg:x1="7.12cm" svg:y1="24.431cm" svg:x2="8.065cm" svg:y2="25.543cm" draw:start-shape="id41" draw:start-glue-point="9" draw:end-shape="id45" draw:end-glue-point="4" svg:d="M7120 24431l945 1112" svg:viewBox="0 0 946 1113">
          <text:p/>
        </draw:connector>
        <draw:line draw:style-name="gr46" draw:text-style-name="P1" draw:layer="layout" svg:x1="5.401cm" svg:y1="21.377cm" svg:x2="5.178cm" svg:y2="21.659cm">
          <text:p/>
        </draw:line>
        <draw:line draw:style-name="gr46" draw:text-style-name="P1" draw:layer="layout" svg:x1="5.089cm" svg:y1="21.421cm" svg:x2="5.46cm" svg:y2="21.614cm">
          <text:p/>
        </draw:line>
        <draw:custom-shape draw:style-name="gr3" draw:text-style-name="P5" xml:id="id46" draw:id="id46" draw:layer="layout" svg:width="1.25cm" svg:height="1.25cm" svg:x="14.383cm" svg:y="21.485cm">
          <text:p text:style-name="P19">主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xml:id="id47" draw:id="id47" draw:layer="layout" svg:width="1.25cm" svg:height="1.25cm" svg:x="13.233cm" svg:y="23.366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48" draw:id="id48" draw:layer="layout" svg:width="1.25cm" svg:height="1.25cm" svg:x="15.754cm" svg:y="23.34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14.566cm" svg:y1="22.552cm" svg:x2="13.858cm" svg:y2="23.366cm" draw:start-shape="id46" draw:start-glue-point="7" draw:end-shape="id47" draw:end-glue-point="4" svg:d="M14566 22552l-708 814" svg:viewBox="0 0 709 815">
          <text:p/>
        </draw:connector>
        <draw:connector draw:style-name="gr39" draw:text-style-name="P1" draw:layer="layout" draw:type="line" svg:x1="15.45cm" svg:y1="22.552cm" svg:x2="16.379cm" svg:y2="23.34cm" draw:start-shape="id46" draw:start-glue-point="9" draw:end-shape="id48" draw:end-glue-point="4" svg:d="M15450 22552l929 788" svg:viewBox="0 0 930 789">
          <text:p/>
        </draw:connector>
        <draw:custom-shape draw:style-name="gr51" draw:text-style-name="P20" xml:id="id52" draw:id="id52" draw:layer="layout" svg:width="1.25cm" svg:height="1.25cm" svg:x="12.034cm" svg:y="25.519cm">
          <text:p text:style-name="P19">备点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49" draw:id="id49" draw:layer="layout" svg:width="1.25cm" svg:height="1.25cm" svg:x="13.755cm" svg:y="25.519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3.858cm" svg:y1="24.616cm" svg:x2="14.38cm" svg:y2="25.519cm" draw:start-shape="id47" draw:start-glue-point="8" draw:end-shape="id49" draw:end-glue-point="4" svg:d="M13858 24616l522 903" svg:viewBox="0 0 523 904">
          <text:p/>
        </draw:connector>
        <draw:frame draw:style-name="gr35" draw:text-style-name="P3" draw:layer="layout" svg:width="2.666cm" svg:height="1.799cm" svg:x="8.649cm" svg:y="21.847cm">
          <draw:text-box>
            <text:p text:style-name="P2"><text:span text:style-name="T1">层一</text:span><text:span text:style-name="T1">主点</text:span><text:span text:style-name="T1">故</text:span><text:span text:style-name="T1">障，</text:span><text:span text:style-name="T1">需要</text:span><text:span text:style-name="T1">从层</text:span><text:span text:style-name="T1">2</text:span><text:span text:style-name="T1">选</text:span><text:span text:style-name="T1">主</text:span><text:span text:style-name="T1">点，</text:span><text:span text:style-name="T1">然后</text:span><text:span text:style-name="T1">从层</text:span><text:span text:style-name="T1">3</text:span><text:span text:style-name="T1">中</text:span><text:span text:style-name="T1">选备</text:span><text:span text:style-name="T1">点补</text:span><text:span text:style-name="T1">充到</text:span><text:span text:style-name="T1">层</text:span><text:span text:style-name="T1">2</text:span><text:span text:style-name="T1">，</text:span><text:span text:style-name="T1">层</text:span><text:span text:style-name="T1">3</text:span><text:span text:style-name="T1">有可</text:span><text:span text:style-name="T1">能有</text:span><text:span text:style-name="T1">层</text:span><text:span text:style-name="T1">4</text:span><text:span text:style-name="T1">补充</text:span><text:span text:style-name="T1">上来</text:span><text:span text:style-name="T1">的，</text:span><text:span text:style-name="T1">需要</text:span><text:span text:style-name="T1">避免</text:span><text:span text:style-name="T1">选他</text:span><text:span text:style-name="T1">们，</text:span><text:span text:style-name="T1">即层</text:span><text:span text:style-name="T1">2</text:span><text:span text:style-name="T1">的</text:span><text:span text:style-name="T1">节点</text:span><text:span text:style-name="T1">要和</text:span><text:span text:style-name="T1">层</text:span><text:span text:style-name="T1">1</text:span><text:span text:style-name="T1">挂载</text:span><text:span text:style-name="T1">应用</text:span><text:span text:style-name="T1">相</text:span><text:span text:style-name="T1">同。</text:span></text:p>
          </draw:text-box>
        </draw:frame>
        <draw:custom-shape draw:style-name="gr40" draw:text-style-name="P17" xml:id="id50" draw:id="id50" draw:layer="layout" svg:width="1.25cm" svg:height="1.25cm" svg:x="15.52cm" svg:y="25.519cm">
          <text:p text:style-name="P4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51" draw:id="id51" draw:layer="layout" svg:width="1.25cm" svg:height="1.25cm" svg:x="17.141cm" svg:y="25.519cm">
          <text:p text:style-name="P4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16.379cm" svg:y1="24.59cm" svg:x2="16.145cm" svg:y2="25.519cm" draw:start-shape="id48" draw:start-glue-point="8" draw:end-shape="id50" draw:end-glue-point="4" svg:d="M16379 24590l-234 929" svg:viewBox="0 0 235 930">
          <text:p/>
        </draw:connector>
        <draw:connector draw:style-name="gr45" draw:text-style-name="P1" draw:layer="layout" draw:type="line" svg:x1="16.821cm" svg:y1="24.407cm" svg:x2="17.766cm" svg:y2="25.519cm" draw:start-shape="id48" draw:start-glue-point="9" draw:end-shape="id51" draw:end-glue-point="4" svg:d="M16821 24407l945 1112" svg:viewBox="0 0 946 1113">
          <text:p/>
        </draw:connector>
        <draw:connector draw:style-name="gr52" draw:text-style-name="P1" draw:layer="layout" draw:type="curve" svg:x1="13.233cm" svg:y1="23.991cm" svg:x2="14.566cm" svg:y2="21.668cm" draw:start-shape="id47" draw:start-glue-point="6" draw:end-shape="id46" draw:end-glue-point="5" svg:d="M13233 23991c-751 0-1418-2323 1333-2323" svg:viewBox="0 0 1993 2324">
          <text:p/>
        </draw:connector>
        <draw:connector draw:style-name="gr52" draw:text-style-name="P1" draw:layer="layout" draw:type="curve" svg:x1="12.034cm" svg:y1="26.144cm" svg:x2="13.233cm" svg:y2="23.991cm" draw:start-shape="id52" draw:start-glue-point="6" draw:end-shape="id47" draw:end-glue-point="6" svg:d="M12034 26144c-751 0-1351-2153 1199-2153" svg:viewBox="0 0 1849 2154">
          <text:p/>
        </draw:connector>
        <draw:line draw:style-name="gr47" draw:text-style-name="P1" draw:layer="layout" svg:x1="9.136cm" svg:y1="23.795cm" svg:x2="11.364cm" svg:y2="23.795cm">
          <text:p/>
        </draw:line>
      </draw:page>
      <draw:page draw:name="page3" draw:style-name="dp1" draw:master-page-name="默认">
        <draw:custom-shape draw:style-name="gr3" draw:text-style-name="P5" xml:id="id53" draw:id="id53" draw:layer="layout" svg:width="1.25cm" svg:height="1.25cm" svg:x="9.806cm" svg:y="4.662cm">
          <text:p text:style-name="P19">主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xml:id="id54" draw:id="id54" draw:layer="layout" svg:width="1.25cm" svg:height="1.25cm" svg:x="8.656cm" svg:y="6.543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55" draw:id="id55" draw:layer="layout" svg:width="1.25cm" svg:height="1.25cm" svg:x="11.177cm" svg:y="6.517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9.989cm" svg:y1="5.729cm" svg:x2="9.281cm" svg:y2="6.543cm" draw:start-shape="id53" draw:start-glue-point="7" draw:end-shape="id54" draw:end-glue-point="4" svg:d="M9989 5729l-708 814" svg:viewBox="0 0 709 815">
          <text:p/>
        </draw:connector>
        <draw:connector draw:style-name="gr39" draw:text-style-name="P1" draw:layer="layout" draw:type="line" svg:x1="10.873cm" svg:y1="5.729cm" svg:x2="11.802cm" svg:y2="6.517cm" draw:start-shape="id53" draw:start-glue-point="9" draw:end-shape="id55" draw:end-glue-point="4" svg:d="M10873 5729l929 788" svg:viewBox="0 0 930 789">
          <text:p/>
        </draw:connector>
        <draw:custom-shape draw:style-name="gr40" draw:text-style-name="P17" xml:id="id56" draw:id="id56" draw:layer="layout" svg:width="1.25cm" svg:height="1.25cm" svg:x="7.457cm" svg:y="8.696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57" draw:id="id57" draw:layer="layout" svg:width="1.25cm" svg:height="1.25cm" svg:x="9.178cm" svg:y="8.696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8.839cm" svg:y1="7.61cm" svg:x2="8.082cm" svg:y2="8.696cm" draw:start-shape="id54" draw:start-glue-point="7" draw:end-shape="id56" draw:end-glue-point="4" svg:d="M8839 7610l-757 1086" svg:viewBox="0 0 758 1087">
          <text:p/>
        </draw:connector>
        <draw:connector draw:style-name="gr42" draw:text-style-name="P1" draw:layer="layout" draw:type="line" svg:x1="9.281cm" svg:y1="7.793cm" svg:x2="9.803cm" svg:y2="8.696cm" draw:start-shape="id54" draw:start-glue-point="8" draw:end-shape="id57" draw:end-glue-point="4" svg:d="M9281 7793l522 903" svg:viewBox="0 0 523 904">
          <text:p/>
        </draw:connector>
        <draw:frame draw:style-name="gr53" draw:text-style-name="P3" draw:layer="layout" svg:width="3.143cm" svg:height="1.575cm" svg:x="3.541cm" svg:y="8.873cm">
          <draw:text-box>
            <text:p text:style-name="P2"><text:span text:style-name="T1">层</text:span><text:span text:style-name="T1">4</text:span><text:span text:style-name="T1">用作</text:span><text:span text:style-name="T1">负载</text:span><text:span text:style-name="T1">均衡</text:span><text:span text:style-name="T1">层，</text:span><text:span text:style-name="T1">不参</text:span><text:span text:style-name="T1">与选</text:span><text:span text:style-name="T1">举，</text:span><text:span text:style-name="T1">即使</text:span><text:span text:style-name="T1">调整</text:span><text:span text:style-name="T1">到第</text:span><text:span text:style-name="T1">3</text:span><text:span text:style-name="T1">层、</text:span><text:span text:style-name="T1">第</text:span><text:span text:style-name="T1">2</text:span><text:span text:style-name="T1">层，</text:span><text:span text:style-name="T1">也不</text:span><text:span text:style-name="T1">参与</text:span><text:span text:style-name="T1">选</text:span><text:span text:style-name="T1">举，</text:span><text:span text:style-name="T1">因为</text:span><text:span text:style-name="T1">这些</text:span><text:span text:style-name="T1">节点</text:span><text:span text:style-name="T1">挂载</text:span><text:span text:style-name="T1">的应</text:span><text:span text:style-name="T1">用可</text:span><text:span text:style-name="T1">能和</text:span><text:span text:style-name="T1">层</text:span><text:span text:style-name="T1">1</text:span><text:span text:style-name="T1">、</text:span><text:span text:style-name="T1">2</text:span><text:span text:style-name="T1">、</text:span><text:span text:style-name="T1">3 </text:span><text:span text:style-name="T1">不</text:span><text:span text:style-name="T1">同</text:span></text:p>
          </draw:text-box>
        </draw:frame>
        <draw:custom-shape draw:style-name="gr40" draw:text-style-name="P17" xml:id="id58" draw:id="id58" draw:layer="layout" svg:width="1.25cm" svg:height="1.25cm" svg:x="10.943cm" svg:y="8.696cm">
          <text:p text:style-name="P4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xml:id="id59" draw:id="id59" draw:layer="layout" svg:width="1.25cm" svg:height="1.25cm" svg:x="12.564cm" svg:y="8.696cm">
          <text:p text:style-name="P4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11.802cm" svg:y1="7.767cm" svg:x2="11.568cm" svg:y2="8.696cm" draw:start-shape="id55" draw:start-glue-point="8" draw:end-shape="id58" draw:end-glue-point="4" svg:d="M11802 7767l-234 929" svg:viewBox="0 0 235 930">
          <text:p/>
        </draw:connector>
        <draw:connector draw:style-name="gr45" draw:text-style-name="P1" draw:layer="layout" draw:type="line" svg:x1="12.244cm" svg:y1="7.584cm" svg:x2="13.189cm" svg:y2="8.696cm" draw:start-shape="id55" draw:start-glue-point="9" draw:end-shape="id59" draw:end-glue-point="4" svg:d="M12244 7584l945 1112" svg:viewBox="0 0 946 1113">
          <text:p/>
        </draw:connector>
        <draw:custom-shape draw:style-name="gr54" draw:text-style-name="P21" xml:id="id60" draw:id="id60" draw:layer="layout" svg:width="1.25cm" svg:height="1.25cm" svg:x="4.358cm" svg:y="11.297cm">
          <text:p text:style-name="P4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xml:id="id61" draw:id="id61" draw:layer="layout" svg:width="1.25cm" svg:height="1.25cm" svg:x="6.079cm" svg:y="11.297cm">
          <text:p text:style-name="P4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xml:id="id62" draw:id="id62" draw:layer="layout" svg:width="1.25cm" svg:height="1.25cm" svg:x="7.844cm" svg:y="11.297cm">
          <text:p text:style-name="P4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xml:id="id63" draw:id="id63" draw:layer="layout" svg:width="1.25cm" svg:height="1.25cm" svg:x="9.465cm" svg:y="11.297cm">
          <text:p text:style-name="P4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xml:id="id64" draw:id="id64" draw:layer="layout" svg:width="1.25cm" svg:height="1.25cm" svg:x="11.059cm" svg:y="11.298cm">
          <text:p text:style-name="P4"><text:span text:style-name="T2">备点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xml:id="id65" draw:id="id65" draw:layer="layout" svg:width="1.25cm" svg:height="1.25cm" svg:x="12.78cm" svg:y="11.298cm">
          <text:p text:style-name="P4"><text:span text:style-name="T2">备点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xml:id="id66" draw:id="id66" draw:layer="layout" svg:width="1.25cm" svg:height="1.25cm" svg:x="14.545cm" svg:y="11.298cm">
          <text:p text:style-name="P4"><text:span text:style-name="T2">备点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xml:id="id67" draw:id="id67" draw:layer="layout" svg:width="1.25cm" svg:height="1.25cm" svg:x="16.166cm" svg:y="11.298cm">
          <text:p text:style-name="P4"><text:span text:style-name="T2">备点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" draw:layer="layout" draw:type="line" svg:x1="7.457cm" svg:y1="9.321cm" svg:x2="5.425cm" svg:y2="11.48cm" draw:start-shape="id56" draw:start-glue-point="6" draw:end-shape="id60" draw:end-glue-point="11" svg:d="M7457 9321l-2032 2159" svg:viewBox="0 0 2033 2160">
          <text:p/>
        </draw:connector>
        <draw:connector draw:style-name="gr56" draw:text-style-name="P1" draw:layer="layout" draw:type="line" svg:x1="8.082cm" svg:y1="9.946cm" svg:x2="6.704cm" svg:y2="11.297cm" draw:start-shape="id56" draw:start-glue-point="8" draw:end-shape="id61" draw:end-glue-point="4" svg:d="M8082 9946l-1378 1351" svg:viewBox="0 0 1379 1352">
          <text:p/>
        </draw:connector>
        <draw:connector draw:style-name="gr57" draw:text-style-name="P1" draw:layer="layout" draw:type="line" svg:x1="9.361cm" svg:y1="9.763cm" svg:x2="8.469cm" svg:y2="11.297cm" draw:start-shape="id57" draw:start-glue-point="7" draw:end-shape="id62" draw:end-glue-point="4" svg:d="M9361 9763l-892 1534" svg:viewBox="0 0 893 1535">
          <text:p/>
        </draw:connector>
        <draw:connector draw:style-name="gr58" draw:text-style-name="P1" draw:layer="layout" draw:type="line" svg:x1="9.803cm" svg:y1="9.946cm" svg:x2="10.09cm" svg:y2="11.297cm" draw:start-shape="id57" draw:start-glue-point="8" draw:end-shape="id63" draw:end-glue-point="4" svg:d="M9803 9946l287 1351" svg:viewBox="0 0 288 1352">
          <text:p/>
        </draw:connector>
        <draw:connector draw:style-name="gr59" draw:text-style-name="P1" draw:layer="layout" draw:type="line" svg:x1="11.568cm" svg:y1="9.946cm" svg:x2="11.684cm" svg:y2="11.298cm" draw:start-shape="id58" draw:start-glue-point="8" draw:end-shape="id64" draw:end-glue-point="4" svg:d="M11568 9946l116 1352" svg:viewBox="0 0 117 1353">
          <text:p/>
        </draw:connector>
        <draw:connector draw:style-name="gr60" draw:text-style-name="P1" draw:layer="layout" draw:type="line" svg:x1="12.01cm" svg:y1="9.763cm" svg:x2="13.405cm" svg:y2="11.298cm" draw:start-shape="id58" draw:start-glue-point="9" draw:end-shape="id65" draw:end-glue-point="4" svg:d="M12010 9763l1395 1535" svg:viewBox="0 0 1396 1536">
          <text:p/>
        </draw:connector>
        <draw:connector draw:style-name="gr61" draw:text-style-name="P1" draw:layer="layout" draw:type="line" svg:x1="13.631cm" svg:y1="9.763cm" svg:x2="15.17cm" svg:y2="11.298cm" draw:start-shape="id59" draw:start-glue-point="9" draw:end-shape="id66" draw:end-glue-point="4" svg:d="M13631 9763l1539 1535" svg:viewBox="0 0 1540 1536">
          <text:p/>
        </draw:connector>
        <draw:connector draw:style-name="gr62" draw:text-style-name="P1" draw:layer="layout" draw:type="line" svg:x1="13.814cm" svg:y1="9.321cm" svg:x2="16.791cm" svg:y2="11.298cm" draw:start-shape="id59" draw:start-glue-point="10" draw:end-shape="id67" draw:end-glue-point="4" svg:d="M13814 9321l2977 1977" svg:viewBox="0 0 2978 1978">
          <text:p/>
        </draw:connector>
        <draw:frame draw:style-name="gr53" draw:text-style-name="P3" draw:layer="layout" svg:width="3.143cm" svg:height="1.575cm" svg:x="8.067cm" svg:y="3.115cm">
          <draw:text-box>
            <text:p text:style-name="P2"><text:span text:style-name="T1">采用</text:span><text:span text:style-name="T1">二叉</text:span><text:span text:style-name="T1">树</text:span><text:span text:style-name="T1">后，</text:span><text:span text:style-name="T1">整个</text:span><text:span text:style-name="T1">系统</text:span><text:span text:style-name="T1">可以</text:span><text:span text:style-name="T1">很好</text:span><text:span text:style-name="T1">的扩</text:span><text:span text:style-name="T1">展。</text:span><text:span text:style-name="T1">不断</text:span><text:span text:style-name="T1">的往</text:span><text:span text:style-name="T1">下加</text:span><text:span text:style-name="T1">层就</text:span><text:span text:style-name="T1">可</text:span><text:span text:style-name="T1">以，</text:span><text:span text:style-name="T1">缺点</text:span><text:span text:style-name="T1">是层</text:span><text:span text:style-name="T1">次越</text:span><text:span text:style-name="T1">深，</text:span><text:span text:style-name="T1">延迟</text:span><text:span text:style-name="T1">更</text:span><text:span text:style-name="T1">大，</text:span><text:span text:style-name="T1">因此</text:span><text:span text:style-name="T1">需要</text:span><text:span text:style-name="T1">挂载</text:span><text:span text:style-name="T1">对实</text:span><text:span text:style-name="T1">时性</text:span><text:span text:style-name="T1">要求</text:span><text:span text:style-name="T1">不高</text:span><text:span text:style-name="T1">的应</text:span><text:span text:style-name="T1">用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 Medium" svg:font-family="'思源宋体 CN Medium'" style:font-family-generic="system" style:font-pitch="variable"/>
    <style:font-face style:name="思源黑体 CN Normal" svg:font-family="'思源黑体 CN Normal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3" draw:display-name="线条箭头 13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5" draw:display-name="线条箭头 25" svg:viewBox="0 0 20 20" svg:d="M0 20l10-20 10 20z"/>
    <draw:marker draw:name="线条箭头_20_26" draw:display-name="线条箭头 26" svg:viewBox="0 0 20 20" svg:d="M0 20l10-20 10 20z"/>
    <draw:marker draw:name="线条箭头_20_27" draw:display-name="线条箭头 27" svg:viewBox="0 0 20 20" svg:d="M0 20l10-20 10 20z"/>
    <draw:marker draw:name="线条箭头_20_28" draw:display-name="线条箭头 28" svg:viewBox="0 0 20 20" svg:d="M0 20l10-20 10 20z"/>
    <draw:marker draw:name="线条箭头_20_29" draw:display-name="线条箭头 29" svg:viewBox="0 0 20 20" svg:d="M0 20l10-20 10 20z"/>
    <draw:marker draw:name="线条箭头_20_3" draw:display-name="线条箭头 3" svg:viewBox="0 0 20 20" svg:d="M0 20l10-20 10 20z"/>
    <draw:marker draw:name="线条箭头_20_30" draw:display-name="线条箭头 30" svg:viewBox="0 0 20 20" svg:d="M0 20l10-20 10 20z"/>
    <draw:marker draw:name="线条箭头_20_31" draw:display-name="线条箭头 31" svg:viewBox="0 0 20 20" svg:d="M0 20l10-20 10 20z"/>
    <draw:marker draw:name="线条箭头_20_32" draw:display-name="线条箭头 32" svg:viewBox="0 0 20 20" svg:d="M0 20l10-20 10 20z"/>
    <draw:marker draw:name="线条箭头_20_33" draw:display-name="线条箭头 33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36" draw:display-name="线条箭头 36" svg:viewBox="0 0 20 20" svg:d="M0 20l10-20 10 20z"/>
    <draw:marker draw:name="线条箭头_20_37" draw:display-name="线条箭头 37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思源宋体 CN Medium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Normal" style:font-family-asian="'思源黑体 CN Normal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4:15:36.791259026</meta:creation-date>
    <dc:date>2023-02-08T17:17:20.582420351</dc:date>
    <meta:editing-duration>PT3H1M37S</meta:editing-duration>
    <meta:editing-cycles>21</meta:editing-cycles>
    <meta:generator>LibreOffice/7.4.4.2$Linux_X86_64 LibreOffice_project/40$Build-2</meta:generator>
    <meta:document-statistic meta:object-count="172"/>
  </office:meta>
</office:document-meta>
</file>